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19944444444444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7815277777777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6361111111111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26"/>
        <table:table-column table:style-name="co4" table:default-cell-style-name="ce25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3">
            <text:p>BB1</text:p>
          </table:table-cell>
          <table:table-cell office:value-type="string" table:style-name="ce2">
            <text:p>BB2</text:p>
          </table:table-cell>
          <table:table-cell office:value-type="string" table:style-name="ce2">
            <text:p>BB3</text:p>
          </table:table-cell>
          <table:table-cell office:value-type="string" table:style-name="ce2">
            <text:p>BB4</text:p>
          </table:table-cell>
          <table:table-cell office:value-type="string" table:style-name="ce2">
            <text:p>BB5</text:p>
          </table:table-cell>
          <table:table-cell office:value-type="string" table:style-name="ce2">
            <text:p>BB6</text:p>
          </table:table-cell>
          <table:table-cell office:value-type="string" table:style-name="ce4">
            <text:p>BB7</text:p>
          </table:table-cell>
          <table:table-cell office:value-type="string" table:style-name="ce5">
            <text:p>SMILES</text:p>
          </table:table-cell>
          <table:table-cell office:value-type="string" table:style-name="ce3">
            <text:p>CAPA [1 µM]</text:p>
          </table:table-cell>
          <table:table-cell office:value-type="string" table:style-name="ce6">
            <text:p>MW</text:p>
          </table:table-cell>
          <table:table-cell office:value-type="string" table:style-name="ce6">
            <text:p>cLogP</text:p>
          </table:table-cell>
          <table:table-cell office:value-type="string" table:style-name="ce6">
            <text:p>cLogS</text:p>
          </table:table-cell>
          <table:table-cell office:value-type="string" table:style-name="ce6">
            <text:p>HBA</text:p>
          </table:table-cell>
          <table:table-cell office:value-type="string" table:style-name="ce6">
            <text:p>HBD</text:p>
          </table:table-cell>
          <table:table-cell office:value-type="string" table:style-name="ce6">
            <text:p>Total Surface Area</text:p>
          </table:table-cell>
          <table:table-cell office:value-type="string" table:style-name="ce6">
            <text:p>Rel. PSA</text:p>
          </table:table-cell>
          <table:table-cell office:value-type="string" table:style-name="ce6">
            <text:p>PSA</text:p>
          </table:table-cell>
          <table:table-cell office:value-type="string" table:style-name="ce6">
            <text:p>Rot. Bonds</text:p>
          </table:table-cell>
          <table:table-cell office:value-type="string" table:style-name="ce6">
            <text:p>Amides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3amb</text:p>
          </table:table-cell>
          <table:table-cell office:value-type="string" table:style-name="ce9">
            <text:p><text:s/>Val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CSCc1cccc(CSCCC(N[C@@H](CC(NCCOCCOCCCCCCCl)=O)C(NCc2cc3ccc2)=O)=O)n1)=O)NC3=O</text:p>
          </table:table-cell>
          <table:table-cell office:value-type="float" office:value="41.206681848330696" table:style-name="ce12">
            <text:p>41.2</text:p>
          </table:table-cell>
          <table:table-cell office:value-type="float" office:value="821.5" table:style-name="ce13">
            <text:p>821.5</text:p>
          </table:table-cell>
          <table:table-cell office:value-type="float" office:value="3.0451999999999999" table:style-name="ce14">
            <text:p>3.0452</text:p>
          </table:table-cell>
          <table:table-cell office:value-type="float" office:value="-6.508" table:style-name="ce14">
            <text:p>-6.508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44.42999999999995" table:style-name="ce14">
            <text:p>644.43</text:p>
          </table:table-cell>
          <table:table-cell office:value-type="float" office:value="0.29243000000000002" table:style-name="ce14">
            <text:p>0.29243</text:p>
          </table:table-cell>
          <table:table-cell office:value-type="float" office:value="227.45" table:style-name="ce14">
            <text:p>227.45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2Achc</text:p>
          </table:table-cell>
          <table:table-cell office:value-type="string" table:style-name="ce9">
            <text:p><text:s/>Ni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H](CCCC1)[C@@H]1C(N(CCC1)C[C@H]1C(NCCSCc1cccc(CSCC2)n1)=O)=O)=O)NC2=O)NCCOCCOCCCCCCCl</text:p>
          </table:table-cell>
          <table:table-cell office:value-type="float" office:value="39.747969890850072" table:style-name="ce12">
            <text:p>39.7</text:p>
          </table:table-cell>
          <table:table-cell office:value-type="float" office:value="825.53" table:style-name="ce13">
            <text:p>825.53</text:p>
          </table:table-cell>
          <table:table-cell office:value-type="float" office:value="2.9211999999999998" table:style-name="ce14">
            <text:p>2.9212</text:p>
          </table:table-cell>
          <table:table-cell office:value-type="float" office:value="-6.0270000000000001" table:style-name="ce14">
            <text:p>-6.027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40.80999999999995" table:style-name="ce14">
            <text:p>640.81</text:p>
          </table:table-cell>
          <table:table-cell office:value-type="float" office:value="0.28173999999999999" table:style-name="ce14">
            <text:p>0.28174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Gly</text:p>
          </table:table-cell>
          <table:table-cell office:value-type="string" table:style-name="ce9">
            <text:p><text:s/>cAch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NC(CC1)CCC1CC(NCCSCc1cccc(CSCC2)n1)=O)=O)=O)NC2=O)NCCOCCOCCCCCCCl</text:p>
          </table:table-cell>
          <table:table-cell office:value-type="float" office:value="24.527463251624283" table:style-name="ce12">
            <text:p>24.5</text:p>
          </table:table-cell>
          <table:table-cell office:value-type="float" office:value="785.47" table:style-name="ce13">
            <text:p>785.47</text:p>
          </table:table-cell>
          <table:table-cell office:value-type="float" office:value="2.1131000000000002" table:style-name="ce14">
            <text:p>2.1131</text:p>
          </table:table-cell>
          <table:table-cell office:value-type="float" office:value="-5.843" table:style-name="ce14">
            <text:p>-5.843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15.45000000000005" table:style-name="ce14">
            <text:p>615.45</text:p>
          </table:table-cell>
          <table:table-cell office:value-type="float" office:value="0.30620000000000003" table:style-name="ce14">
            <text:p>0.3062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His</text:p>
          </table:table-cell>
          <table:table-cell office:value-type="string" table:style-name="ce9">
            <text:p><text:s/>Se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[C@@H](C(NCCSCc1cccc(CSCCC(N[C@@H](CC(NCCOCCOCCCCCCCl)=O)C(N[C@H]2Cc3c[nH]cn3)=O)=O)n1)=O)NC2=O</text:p>
          </table:table-cell>
          <table:table-cell office:value-type="float" office:value="13.128624730382676" table:style-name="ce12">
            <text:p>13.1</text:p>
          </table:table-cell>
          <table:table-cell office:value-type="float" office:value="813.44" table:style-name="ce13">
            <text:p>813.44</text:p>
          </table:table-cell>
          <table:table-cell office:value-type="float" office:value="-0.312" table:style-name="ce14">
            <text:p>-0.312</text:p>
          </table:table-cell>
          <table:table-cell office:value-type="float" office:value="-4.3620000000000001" table:style-name="ce14">
            <text:p>-4.362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628.35" table:style-name="ce14">
            <text:p>628.35</text:p>
          </table:table-cell>
          <table:table-cell office:value-type="float" office:value="0.36048000000000002" table:style-name="ce14">
            <text:p>0.36048</text:p>
          </table:table-cell>
          <table:table-cell office:value-type="float" office:value="276.36" table:style-name="ce14">
            <text:p>276.36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Phe</text:p>
          </table:table-cell>
          <table:table-cell office:value-type="string" table:style-name="ce9">
            <text:p><text:s/>Val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CSCc1cccc(CSCCC(N[C@@H](CC(NCCOCCOCCCCCCCl)=O)C(N[C@H]2Cc3ccccc3)=O)=O)n1)=O)NC2=O</text:p>
          </table:table-cell>
          <table:table-cell office:value-type="float" office:value="86.647627927828808" table:style-name="ce12">
            <text:p>86.6</text:p>
          </table:table-cell>
          <table:table-cell office:value-type="float" office:value="835.53" table:style-name="ce13">
            <text:p>835.53</text:p>
          </table:table-cell>
          <table:table-cell office:value-type="float" office:value="3.0731999999999999" table:style-name="ce14">
            <text:p>3.0732</text:p>
          </table:table-cell>
          <table:table-cell office:value-type="float" office:value="-6.46" table:style-name="ce14">
            <text:p>-6.46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56.93" table:style-name="ce14">
            <text:p>656.93</text:p>
          </table:table-cell>
          <table:table-cell office:value-type="float" office:value="0.28686" table:style-name="ce14">
            <text:p>0.28686</text:p>
          </table:table-cell>
          <table:table-cell office:value-type="float" office:value="227.45" table:style-name="ce14">
            <text:p>227.45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Ser</text:p>
          </table:table-cell>
          <table:table-cell office:value-type="string" table:style-name="ce9">
            <text:p><text:s/>cAch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[C@@H](C(NC(CC1)CCC1CC(NCCSCc1cccc(CSCCC(N[C@H]2CC(NCCOCCOCCCCCCCl)=O)=O)n1)=O)=O)NC2=O</text:p>
          </table:table-cell>
          <table:table-cell office:value-type="float" office:value="26.662660910881982" table:style-name="ce12">
            <text:p>26.7</text:p>
          </table:table-cell>
          <table:table-cell office:value-type="float" office:value="815.49" table:style-name="ce13">
            <text:p>815.49</text:p>
          </table:table-cell>
          <table:table-cell office:value-type="float" office:value="1.5457000000000001" table:style-name="ce14">
            <text:p>1.5457</text:p>
          </table:table-cell>
          <table:table-cell office:value-type="float" office:value="-5.7140000000000004" table:style-name="ce14">
            <text:p>-5.714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634.29999999999995" table:style-name="ce14">
            <text:p>634.3</text:p>
          </table:table-cell>
          <table:table-cell office:value-type="float" office:value="0.31774999999999998" table:style-name="ce14">
            <text:p>0.31775</text:p>
          </table:table-cell>
          <table:table-cell office:value-type="float" office:value="247.68" table:style-name="ce14">
            <text:p>247.68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2Achc</text:p>
          </table:table-cell>
          <table:table-cell office:value-type="string" table:style-name="ce9">
            <text:p><text:s/>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[C@H]2[C@H]3CCCC2)=O)=O)n1)=O)NC3=O</text:p>
          </table:table-cell>
          <table:table-cell office:value-type="float" office:value="71.644472419688327" table:style-name="ce12">
            <text:p>71.6</text:p>
          </table:table-cell>
          <table:table-cell office:value-type="float" office:value="785.47" table:style-name="ce13">
            <text:p>785.47</text:p>
          </table:table-cell>
          <table:table-cell office:value-type="float" office:value="2.0179999999999998" table:style-name="ce14">
            <text:p>2.018</text:p>
          </table:table-cell>
          <table:table-cell office:value-type="float" office:value="-5.9509999999999996" table:style-name="ce14">
            <text:p>-5.951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12.69000000000005" table:style-name="ce14">
            <text:p>612.69</text:p>
          </table:table-cell>
          <table:table-cell office:value-type="float" office:value="0.30758000000000002" table:style-name="ce14">
            <text:p>0.30758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Gly</text:p>
          </table:table-cell>
          <table:table-cell office:value-type="string" table:style-name="ce9">
            <text:p><text:s/>I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N(CC1)CCC1C(NCCSCc1cccc(CSCC2)n1)=O)=O)=O)NC2=O)NCCOCCOCCCCCCCl</text:p>
          </table:table-cell>
          <table:table-cell office:value-type="float" office:value="94.228332479191636" table:style-name="ce12">
            <text:p>94.2</text:p>
          </table:table-cell>
          <table:table-cell office:value-type="float" office:value="757.42" table:style-name="ce13">
            <text:p>757.42</text:p>
          </table:table-cell>
          <table:table-cell office:value-type="float" office:value="1.5024999999999999" table:style-name="ce14">
            <text:p>1.5025</text:p>
          </table:table-cell>
          <table:table-cell office:value-type="float" office:value="-4.593" table:style-name="ce14">
            <text:p>-4.593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588.03" table:style-name="ce14">
            <text:p>588.03</text:p>
          </table:table-cell>
          <table:table-cell office:value-type="float" office:value="0.30703000000000003" table:style-name="ce14">
            <text:p>0.30703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Aze</text:p>
          </table:table-cell>
          <table:table-cell office:value-type="string" table:style-name="ce9">
            <text:p><text:s/>Ty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CCSCc2cccc(CSCCC(N[C@@H](CC(NCCOCCOCCCCCCCl)=O)C(N3[C@H]4CC3)=O)=O)n2)=O)NC4=O)cc1</text:p>
          </table:table-cell>
          <table:table-cell office:value-type="float" office:value="15.713666860235364" table:style-name="ce12">
            <text:p>15.7</text:p>
          </table:table-cell>
          <table:table-cell office:value-type="float" office:value="835.49" table:style-name="ce13">
            <text:p>835.49</text:p>
          </table:table-cell>
          <table:table-cell office:value-type="float" office:value="2.3294000000000001" table:style-name="ce14">
            <text:p>2.3294</text:p>
          </table:table-cell>
          <table:table-cell office:value-type="float" office:value="-5.4880000000000004" table:style-name="ce14">
            <text:p>-5.488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4">
            <text:p>5</text:p>
          </table:table-cell>
          <table:table-cell office:value-type="float" office:value="639.12" table:style-name="ce14">
            <text:p>639.12</text:p>
          </table:table-cell>
          <table:table-cell office:value-type="float" office:value="0.30298000000000003" table:style-name="ce14">
            <text:p>0.30298</text:p>
          </table:table-cell>
          <table:table-cell office:value-type="float" office:value="238.89" table:style-name="ce14">
            <text:p>238.89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Asn</text:p>
          </table:table-cell>
          <table:table-cell office:value-type="string" table:style-name="ce9">
            <text:p><text:s/>Leu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CCSCc1cccc(CSCCC(N[C@@H](CC(NCCOCCOCCCCCCCl)=O)C(N[C@H]2CC(N)=O)=O)=O)n1)=O)NC2=O</text:p>
          </table:table-cell>
          <table:table-cell office:value-type="float" office:value="15.337216688417236" table:style-name="ce12">
            <text:p>15.3</text:p>
          </table:table-cell>
          <table:table-cell office:value-type="float" office:value="816.48" table:style-name="ce13">
            <text:p>816.48</text:p>
          </table:table-cell>
          <table:table-cell office:value-type="float" office:value="0.86599999999999999" table:style-name="ce14">
            <text:p>0.866</text:p>
          </table:table-cell>
          <table:table-cell office:value-type="float" office:value="-5.4160000000000004" table:style-name="ce14">
            <text:p>-5.416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637.20000000000005" table:style-name="ce14">
            <text:p>637.2</text:p>
          </table:table-cell>
          <table:table-cell office:value-type="float" office:value="0.34017999999999998" table:style-name="ce14">
            <text:p>0.34018</text:p>
          </table:table-cell>
          <table:table-cell office:value-type="float" office:value="270.54000000000002" table:style-name="ce14">
            <text:p>270.54</text:p>
          </table:table-cell>
          <table:table-cell office:value-type="float" office:value="18" table:style-name="ce14">
            <text:p>18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3Aze</text:p>
          </table:table-cell>
          <table:table-cell office:value-type="string" table:style-name="ce9">
            <text:p><text:s/>3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1)CC1C(NCc1cc(C(NCCSCc2cccc(CSCC3)n2)=O)ccc1)=O)=O)NC3=O)NCCOCCOCCCCCCCl</text:p>
          </table:table-cell>
          <table:table-cell office:value-type="float" office:value="59.832185176447382" table:style-name="ce12">
            <text:p>59.8</text:p>
          </table:table-cell>
          <table:table-cell office:value-type="float" office:value="805.46" table:style-name="ce13">
            <text:p>805.46</text:p>
          </table:table-cell>
          <table:table-cell office:value-type="float" office:value="2.5916999999999999" table:style-name="ce14">
            <text:p>2.5917</text:p>
          </table:table-cell>
          <table:table-cell office:value-type="float" office:value="-5.6139999999999999" table:style-name="ce14">
            <text:p>-5.614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20.27" table:style-name="ce14">
            <text:p>620.27</text:p>
          </table:table-cell>
          <table:table-cell office:value-type="float" office:value="0.29107" table:style-name="ce14">
            <text:p>0.29107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2Achc</text:p>
          </table:table-cell>
          <table:table-cell office:value-type="string" table:style-name="ce9">
            <text:p><text:s/>Se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[C@@H](C(NCCSCc1cccc(CSCCC(N[C@@H](CC(NCCOCCOCCCCCCCl)=O)C(N[C@H]2[C@H]3CCCC2)=O)=O)n1)=O)NC3=O</text:p>
          </table:table-cell>
          <table:table-cell office:value-type="float" office:value="45.531935739946597" table:style-name="ce12">
            <text:p>45.5</text:p>
          </table:table-cell>
          <table:table-cell office:value-type="float" office:value="801.47" table:style-name="ce13">
            <text:p>801.47</text:p>
          </table:table-cell>
          <table:table-cell office:value-type="float" office:value="1.0912999999999999" table:style-name="ce14">
            <text:p>1.0913</text:p>
          </table:table-cell>
          <table:table-cell office:value-type="float" office:value="-5.444" table:style-name="ce14">
            <text:p>-5.444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620.54" table:style-name="ce14">
            <text:p>620.54</text:p>
          </table:table-cell>
          <table:table-cell office:value-type="float" office:value="0.32479999999999998" table:style-name="ce14">
            <text:p>0.3248</text:p>
          </table:table-cell>
          <table:table-cell office:value-type="float" office:value="247.68" table:style-name="ce14">
            <text:p>247.68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NMeAla</text:p>
          </table:table-cell>
          <table:table-cell office:value-type="string" table:style-name="ce9">
            <text:p><text:s/>2Achc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[C@H](CCCC1)[C@@H]1C(NCCSCc1cccc(CSCCC(N[C@H]2CC(NCCOCCOCCCCCCCl)=O)=O)n1)=O)=O)N(C)C2=O</text:p>
          </table:table-cell>
          <table:table-cell office:value-type="float" office:value="44.824443151395975" table:style-name="ce12">
            <text:p>44.8</text:p>
          </table:table-cell>
          <table:table-cell office:value-type="float" office:value="799.5" table:style-name="ce13">
            <text:p>799.5</text:p>
          </table:table-cell>
          <table:table-cell office:value-type="float" office:value="2.2845" table:style-name="ce14">
            <text:p>2.2845</text:p>
          </table:table-cell>
          <table:table-cell office:value-type="float" office:value="-5.5890000000000004" table:style-name="ce14">
            <text:p>-5.589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23.79" table:style-name="ce14">
            <text:p>623.79</text:p>
          </table:table-cell>
          <table:table-cell office:value-type="float" office:value="0.28942000000000001" table:style-name="ce14">
            <text:p>0.28942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Isn</text:p>
          </table:table-cell>
          <table:table-cell office:value-type="string" table:style-name="ce9">
            <text:p><text:s/>D-Pro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1)CCC1C(N(CCC1)[C@H]1C(NCCSCc1cccc(CSCC2)n1)=O)=O)=O)NC2=O)NCCOCCOCCCCCCCl</text:p>
          </table:table-cell>
          <table:table-cell office:value-type="float" office:value="63.904033184492015" table:style-name="ce12">
            <text:p>63.9</text:p>
          </table:table-cell>
          <table:table-cell office:value-type="float" office:value="797.48" table:style-name="ce13">
            <text:p>797.48</text:p>
          </table:table-cell>
          <table:table-cell office:value-type="float" office:value="2.4784000000000002" table:style-name="ce14">
            <text:p>2.4784</text:p>
          </table:table-cell>
          <table:table-cell office:value-type="float" office:value="-4.9950000000000001" table:style-name="ce14">
            <text:p>-4.995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613.39" table:style-name="ce14">
            <text:p>613.39</text:p>
          </table:table-cell>
          <table:table-cell office:value-type="float" office:value="0.28144000000000002" table:style-name="ce14">
            <text:p>0.28144</text:p>
          </table:table-cell>
          <table:table-cell office:value-type="float" office:value="209.87" table:style-name="ce14">
            <text:p>209.87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rp</text:p>
          </table:table-cell>
          <table:table-cell office:value-type="string" table:style-name="ce9">
            <text:p><text:s/>Leu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CCSCc1cccc(CSCCC(N[C@@H](CC(NCCOCCOCCCCCCCl)=O)C(N[C@H]2Cc3c[nH]c4c3cccc4)=O)=O)n1)=O)NC2=O</text:p>
          </table:table-cell>
          <table:table-cell office:value-type="float" office:value="16.85248393426658" table:style-name="ce12">
            <text:p>16.9</text:p>
          </table:table-cell>
          <table:table-cell office:value-type="float" office:value="888.59" table:style-name="ce13">
            <text:p>888.59</text:p>
          </table:table-cell>
          <table:table-cell office:value-type="float" office:value="3.5670000000000002" table:style-name="ce14">
            <text:p>3.567</text:p>
          </table:table-cell>
          <table:table-cell office:value-type="float" office:value="-7.2549999999999999" table:style-name="ce14">
            <text:p>-7.255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694.86" table:style-name="ce14">
            <text:p>694.86</text:p>
          </table:table-cell>
          <table:table-cell office:value-type="float" office:value="0.29133999999999999" table:style-name="ce14">
            <text:p>0.29134</text:p>
          </table:table-cell>
          <table:table-cell office:value-type="float" office:value="243.24" table:style-name="ce14">
            <text:p>243.24</text:p>
          </table:table-cell>
          <table:table-cell office:value-type="float" office:value="18" table:style-name="ce14">
            <text:p>18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D-Ala</text:p>
          </table:table-cell>
          <table:table-cell office:value-type="string" table:style-name="ce9">
            <text:p><text:s/>cAch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C(CC1)CCC1CC(NCCSCc1cccc(CSCCC(N[C@H]2CC(NCCOCCOCCCCCCCl)=O)=O)n1)=O)=O)NC2=O</text:p>
          </table:table-cell>
          <table:table-cell office:value-type="float" office:value="21.581354847251546" table:style-name="ce12">
            <text:p>21.6</text:p>
          </table:table-cell>
          <table:table-cell office:value-type="float" office:value="799.5" table:style-name="ce13">
            <text:p>799.5</text:p>
          </table:table-cell>
          <table:table-cell office:value-type="float" office:value="2.4723999999999999" table:style-name="ce14">
            <text:p>2.4724</text:p>
          </table:table-cell>
          <table:table-cell office:value-type="float" office:value="-6.2210000000000001" table:style-name="ce14">
            <text:p>-6.221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26.45000000000005" table:style-name="ce14">
            <text:p>626.45</text:p>
          </table:table-cell>
          <table:table-cell office:value-type="float" office:value="0.30081999999999998" table:style-name="ce14">
            <text:p>0.30082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rp</text:p>
          </table:table-cell>
          <table:table-cell office:value-type="string" table:style-name="ce9">
            <text:p><text:s/>cAch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@H](Cc1c[nH]c2c1cccc2)C(NC(CC1)CCC1CC(NCCSCc1cccc(CSCC2)n1)=O)=O)=O)NC2=O)NCCOCCOCCCCCCCl</text:p>
          </table:table-cell>
          <table:table-cell office:value-type="float" office:value="28.703643577551922" table:style-name="ce12">
            <text:p>28.7</text:p>
          </table:table-cell>
          <table:table-cell office:value-type="float" office:value="914.63" table:style-name="ce13">
            <text:p>914.63</text:p>
          </table:table-cell>
          <table:table-cell office:value-type="float" office:value="3.9537" table:style-name="ce14">
            <text:p>3.9537</text:p>
          </table:table-cell>
          <table:table-cell office:value-type="float" office:value="-7.8810000000000002" table:style-name="ce14">
            <text:p>-7.881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711.88" table:style-name="ce14">
            <text:p>711.88</text:p>
          </table:table-cell>
          <table:table-cell office:value-type="float" office:value="0.28437000000000001" table:style-name="ce14">
            <text:p>0.28437</text:p>
          </table:table-cell>
          <table:table-cell office:value-type="float" office:value="243.24" table:style-name="ce14">
            <text:p>243.24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D-Ala</text:p>
          </table:table-cell>
          <table:table-cell office:value-type="string" table:style-name="ce9">
            <text:p><text:s/>Ty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[C@@H](Cc(cc1)ccc1O)C(NCCSCc1cccc(CSCCC(N[C@H]2CC(NCCOCCOCCCCCCCl)=O)=O)n1)=O)=O)NC2=O</text:p>
          </table:table-cell>
          <table:table-cell office:value-type="float" office:value="38.933806103035849" table:style-name="ce12">
            <text:p>38.9</text:p>
          </table:table-cell>
          <table:table-cell office:value-type="float" office:value="823.47" table:style-name="ce13">
            <text:p>823.47</text:p>
          </table:table-cell>
          <table:table-cell office:value-type="float" office:value="2.0548000000000002" table:style-name="ce14">
            <text:p>2.0548</text:p>
          </table:table-cell>
          <table:table-cell office:value-type="float" office:value="-5.734" table:style-name="ce14">
            <text:p>-5.734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638.52" table:style-name="ce14">
            <text:p>638.52</text:p>
          </table:table-cell>
          <table:table-cell office:value-type="float" office:value="0.31564999999999999" table:style-name="ce14">
            <text:p>0.31565</text:p>
          </table:table-cell>
          <table:table-cell office:value-type="float" office:value="247.68" table:style-name="ce14">
            <text:p>247.68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Pro</text:p>
          </table:table-cell>
          <table:table-cell office:value-type="string" table:style-name="ce9">
            <text:p><text:s/>3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[C@@H]1C(N(C1)CC1C(NCCSCc1cccc(CSCC2)n1)=O)=O)=O)NC2=O)NCCOCCOCCCCCCCl</text:p>
          </table:table-cell>
          <table:table-cell office:value-type="float" office:value="76.858008247037773" table:style-name="ce12">
            <text:p>76.9</text:p>
          </table:table-cell>
          <table:table-cell office:value-type="float" office:value="769.43" table:style-name="ce13">
            <text:p>769.43</text:p>
          </table:table-cell>
          <table:table-cell office:value-type="float" office:value="1.7944" table:style-name="ce14">
            <text:p>1.7944</text:p>
          </table:table-cell>
          <table:table-cell office:value-type="float" office:value="-4.4550000000000001" table:style-name="ce14">
            <text:p>-4.455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585.87" table:style-name="ce14">
            <text:p>585.87</text:p>
          </table:table-cell>
          <table:table-cell office:value-type="float" office:value="0.29465999999999998" table:style-name="ce14">
            <text:p>0.29466</text:p>
          </table:table-cell>
          <table:table-cell office:value-type="float" office:value="209.87" table:style-name="ce14">
            <text:p>209.87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Nip</text:p>
          </table:table-cell>
          <table:table-cell office:value-type="string" table:style-name="ce9">
            <text:p><text:s/>Sa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N(CC(NCCSCc1cccc(CSCCC(N[C@@H](CC(NCCOCCOCCCCCCCl)=O)C(N2C[C@@H]3CCC2)=O)=O)n1)=O)C3=O</text:p>
          </table:table-cell>
          <table:table-cell office:value-type="float" office:value="87.260605574580239" table:style-name="ce12">
            <text:p>87.3</text:p>
          </table:table-cell>
          <table:table-cell office:value-type="float" office:value="771.44" table:style-name="ce13">
            <text:p>771.44</text:p>
          </table:table-cell>
          <table:table-cell office:value-type="float" office:value="1.7689999999999999" table:style-name="ce14">
            <text:p>1.769</text:p>
          </table:table-cell>
          <table:table-cell office:value-type="float" office:value="-4.2309999999999999" table:style-name="ce14">
            <text:p>-4.231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599.13" table:style-name="ce14">
            <text:p>599.13</text:p>
          </table:table-cell>
          <table:table-cell office:value-type="float" office:value="0.28813" table:style-name="ce14">
            <text:p>0.28813</text:p>
          </table:table-cell>
          <table:table-cell office:value-type="float" office:value="209.87" table:style-name="ce14">
            <text:p>209.87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His</text:p>
          </table:table-cell>
          <table:table-cell office:value-type="string" table:style-name="ce9">
            <text:p><text:s/>Ni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@H](Cc1c[nH]cn1)C(N(CCC1)C[C@H]1C(NCCSCc1cccc(CSCC2)n1)=O)=O)=O)NC2=O)NCCOCCOCCCCCCCl</text:p>
          </table:table-cell>
          <table:table-cell office:value-type="float" office:value="29.36629578000165" table:style-name="ce12">
            <text:p>29.4</text:p>
          </table:table-cell>
          <table:table-cell office:value-type="float" office:value="837.51" table:style-name="ce13">
            <text:p>837.51</text:p>
          </table:table-cell>
          <table:table-cell office:value-type="float" office:value="1.5179" table:style-name="ce14">
            <text:p>1.5179</text:p>
          </table:table-cell>
          <table:table-cell office:value-type="float" office:value="-4.9450000000000003" table:style-name="ce14">
            <text:p>-4.945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648.62" table:style-name="ce14">
            <text:p>648.62</text:p>
          </table:table-cell>
          <table:table-cell office:value-type="float" office:value="0.31683" table:style-name="ce14">
            <text:p>0.31683</text:p>
          </table:table-cell>
          <table:table-cell office:value-type="float" office:value="247.34" table:style-name="ce14">
            <text:p>247.34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D-Pro</text:p>
          </table:table-cell>
          <table:table-cell office:value-type="string" table:style-name="ce9">
            <text:p><text:s/>D-Pro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[C@H]1C(N(CCC1)[C@H]1C(NCCSCc1cccc(CSCC2)n1)=O)=O)=O)NC2=O)NCCOCCOCCCCCCCl</text:p>
          </table:table-cell>
          <table:table-cell office:value-type="float" office:value="56.856444159292735" table:style-name="ce12">
            <text:p>56.9</text:p>
          </table:table-cell>
          <table:table-cell office:value-type="float" office:value="783.45" table:style-name="ce13">
            <text:p>783.45</text:p>
          </table:table-cell>
          <table:table-cell office:value-type="float" office:value="2.1918000000000002" table:style-name="ce14">
            <text:p>2.1918</text:p>
          </table:table-cell>
          <table:table-cell office:value-type="float" office:value="-4.9429999999999996" table:style-name="ce14">
            <text:p>-4.943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599.63" table:style-name="ce14">
            <text:p>599.63</text:p>
          </table:table-cell>
          <table:table-cell office:value-type="float" office:value="0.28788999999999998" table:style-name="ce14">
            <text:p>0.28789</text:p>
          </table:table-cell>
          <table:table-cell office:value-type="float" office:value="209.87" table:style-name="ce14">
            <text:p>209.87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NMeAla</text:p>
          </table:table-cell>
          <table:table-cell office:value-type="string" table:style-name="ce9">
            <text:p><text:s/>Th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CCSCc1cccc(CSCCC(N[C@@H](CC(NCCOCCOCCCCCCCl)=O)C(N(C)[C@H]2C)=O)=O)n1)=O)NC2=O)O</text:p>
          </table:table-cell>
          <table:table-cell office:value-type="float" office:value="25.052564236662214" table:style-name="ce12">
            <text:p>25.1</text:p>
          </table:table-cell>
          <table:table-cell office:value-type="float" office:value="775.43" table:style-name="ce13">
            <text:p>775.43</text:p>
          </table:table-cell>
          <table:table-cell office:value-type="float" office:value="0.65769999999999995" table:style-name="ce14">
            <text:p>0.6577</text:p>
          </table:table-cell>
          <table:table-cell office:value-type="float" office:value="-4.4039999999999999" table:style-name="ce14">
            <text:p>-4.404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4">
            <text:p>5</text:p>
          </table:table-cell>
          <table:table-cell office:value-type="float" office:value="600.86" table:style-name="ce14">
            <text:p>600.86</text:p>
          </table:table-cell>
          <table:table-cell office:value-type="float" office:value="0.32227" table:style-name="ce14">
            <text:p>0.32227</text:p>
          </table:table-cell>
          <table:table-cell office:value-type="float" office:value="238.89" table:style-name="ce14">
            <text:p>238.89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Val</text:p>
          </table:table-cell>
          <table:table-cell office:value-type="string" table:style-name="ce9">
            <text:p><text:s/>Leu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CCSCc1cccc(CSCCC(N[C@@H](CC(NCCOCCOCCCCCCCl)=O)C(N[C@H]2C(C)C)=O)=O)n1)=O)NC2=O</text:p>
          </table:table-cell>
          <table:table-cell office:value-type="float" office:value="48.294683427326063" table:style-name="ce12">
            <text:p>48.3</text:p>
          </table:table-cell>
          <table:table-cell office:value-type="float" office:value="801.51" table:style-name="ce13">
            <text:p>801.51</text:p>
          </table:table-cell>
          <table:table-cell office:value-type="float" office:value="2.7584" table:style-name="ce14">
            <text:p>2.7584</text:p>
          </table:table-cell>
          <table:table-cell office:value-type="float" office:value="-6.0250000000000004" table:style-name="ce14">
            <text:p>-6.025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34.19000000000005" table:style-name="ce14">
            <text:p>634.19</text:p>
          </table:table-cell>
          <table:table-cell office:value-type="float" office:value="0.29715000000000003" table:style-name="ce14">
            <text:p>0.29715</text:p>
          </table:table-cell>
          <table:table-cell office:value-type="float" office:value="227.45" table:style-name="ce14">
            <text:p>227.45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Nip</text:p>
          </table:table-cell>
          <table:table-cell office:value-type="string" table:style-name="ce9">
            <text:p><text:s/>b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C[C@H]1C(NCCC(NCCSCc1cccc(CSCC2)n1)=O)=O)=O)NC2=O)NCCOCCOCCCCCCCl</text:p>
          </table:table-cell>
          <table:table-cell office:value-type="float" office:value="86.589926725610553" table:style-name="ce12">
            <text:p>86.6</text:p>
          </table:table-cell>
          <table:table-cell office:value-type="float" office:value="771.44" table:style-name="ce13">
            <text:p>771.44</text:p>
          </table:table-cell>
          <table:table-cell office:value-type="float" office:value="1.9569000000000001" table:style-name="ce14">
            <text:p>1.9569</text:p>
          </table:table-cell>
          <table:table-cell office:value-type="float" office:value="-4.8630000000000004" table:style-name="ce14">
            <text:p>-4.863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01.79" table:style-name="ce14">
            <text:p>601.79</text:p>
          </table:table-cell>
          <table:table-cell office:value-type="float" office:value="0.3" table:style-name="ce14">
            <text:p>0.3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rp</text:p>
          </table:table-cell>
          <table:table-cell office:value-type="string" table:style-name="ce9">
            <text:p><text:s/>Gly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@H](Cc1c[nH]c2c1cccc2)C(NCC(NCCSCc1cccc(CSCC2)n1)=O)=O)=O)NC2=O)NCCOCCOCCCCCCCl</text:p>
          </table:table-cell>
          <table:table-cell office:value-type="float" office:value="44.169568399960625" table:style-name="ce12">
            <text:p>44.2</text:p>
          </table:table-cell>
          <table:table-cell office:value-type="float" office:value="832.49" table:style-name="ce13">
            <text:p>832.49</text:p>
          </table:table-cell>
          <table:table-cell office:value-type="float" office:value="2.0806" table:style-name="ce14">
            <text:p>2.0806</text:p>
          </table:table-cell>
          <table:table-cell office:value-type="float" office:value="-6.1769999999999996" table:style-name="ce14">
            <text:p>-6.17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645.34" table:style-name="ce14">
            <text:p>645.34</text:p>
          </table:table-cell>
          <table:table-cell office:value-type="float" office:value="0.31369999999999998" table:style-name="ce14">
            <text:p>0.3137</text:p>
          </table:table-cell>
          <table:table-cell office:value-type="float" office:value="243.24" table:style-name="ce14">
            <text:p>243.24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His</text:p>
          </table:table-cell>
          <table:table-cell office:value-type="string" table:style-name="ce9">
            <text:p><text:s/>Leu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CCSCc1cccc(CSCCC(N[C@@H](CC(NCCOCCOCCCCCCCl)=O)C(N[C@H]2Cc3c[nH]cn3)=O)=O)n1)=O)NC2=O</text:p>
          </table:table-cell>
          <table:table-cell office:value-type="float" office:value="9.8894077102918772" table:style-name="ce12">
            <text:p>9.9</text:p>
          </table:table-cell>
          <table:table-cell office:value-type="float" office:value="839.52" table:style-name="ce13">
            <text:p>839.52</text:p>
          </table:table-cell>
          <table:table-cell office:value-type="float" office:value="1.7418" table:style-name="ce14">
            <text:p>1.7418</text:p>
          </table:table-cell>
          <table:table-cell office:value-type="float" office:value="-5.569" table:style-name="ce14">
            <text:p>-5.569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659.02" table:style-name="ce14">
            <text:p>659.02</text:p>
          </table:table-cell>
          <table:table-cell office:value-type="float" office:value="0.32383000000000001" table:style-name="ce14">
            <text:p>0.32383</text:p>
          </table:table-cell>
          <table:table-cell office:value-type="float" office:value="256.13" table:style-name="ce14">
            <text:p>256.13</text:p>
          </table:table-cell>
          <table:table-cell office:value-type="float" office:value="18" table:style-name="ce14">
            <text:p>18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D-Ala</text:p>
          </table:table-cell>
          <table:table-cell office:value-type="string" table:style-name="ce9">
            <text:p><text:s/>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[C@@H]2C)=O)=O)n1)=O)NC2=O</text:p>
          </table:table-cell>
          <table:table-cell office:value-type="float" office:value="38.900276553638236" table:style-name="ce12">
            <text:p>38.9</text:p>
          </table:table-cell>
          <table:table-cell office:value-type="float" office:value="731.38" table:style-name="ce13">
            <text:p>731.38</text:p>
          </table:table-cell>
          <table:table-cell office:value-type="float" office:value="0.95860000000000001" table:style-name="ce14">
            <text:p>0.9586</text:p>
          </table:table-cell>
          <table:table-cell office:value-type="float" office:value="-4.8949999999999996" table:style-name="ce14">
            <text:p>-4.895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570.91" table:style-name="ce14">
            <text:p>570.91</text:p>
          </table:table-cell>
          <table:table-cell office:value-type="float" office:value="0.33008999999999999" table:style-name="ce14">
            <text:p>0.33009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bAla</text:p>
          </table:table-cell>
          <table:table-cell office:value-type="string" table:style-name="ce9">
            <text:p><text:s/>Th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CCSCc1cccc(CSCCC(N[C@@H](CC(NCCOCCOCCCCCCCl)=O)C(NCC2)=O)=O)n1)=O)NC2=O)O</text:p>
          </table:table-cell>
          <table:table-cell office:value-type="float" office:value="41.282733088625598" table:style-name="ce12">
            <text:p>41.3</text:p>
          </table:table-cell>
          <table:table-cell office:value-type="float" office:value="761.4" table:style-name="ce13">
            <text:p>761.4</text:p>
          </table:table-cell>
          <table:table-cell office:value-type="float" office:value="0.48630000000000001" table:style-name="ce14">
            <text:p>0.4863</text:p>
          </table:table-cell>
          <table:table-cell office:value-type="float" office:value="-4.6580000000000004" table:style-name="ce14">
            <text:p>-4.658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592.52" table:style-name="ce14">
            <text:p>592.52</text:p>
          </table:table-cell>
          <table:table-cell office:value-type="float" office:value="0.34016000000000002" table:style-name="ce14">
            <text:p>0.34016</text:p>
          </table:table-cell>
          <table:table-cell office:value-type="float" office:value="247.68" table:style-name="ce14">
            <text:p>247.68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Val</text:p>
          </table:table-cell>
          <table:table-cell office:value-type="string" table:style-name="ce9">
            <text:p><text:s/>Val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CSCc1cccc(CSCCC(N[C@@H](CC(NCCOCCOCCCCCCCl)=O)C(N[C@H]2C(C)C)=O)=O)n1)=O)NC2=O</text:p>
          </table:table-cell>
          <table:table-cell office:value-type="float" office:value="85.664755188046115" table:style-name="ce12">
            <text:p>85.7</text:p>
          </table:table-cell>
          <table:table-cell office:value-type="float" office:value="787.48" table:style-name="ce13">
            <text:p>787.48</text:p>
          </table:table-cell>
          <table:table-cell office:value-type="float" office:value="2.3039999999999998" table:style-name="ce14">
            <text:p>2.304</text:p>
          </table:table-cell>
          <table:table-cell office:value-type="float" office:value="-5.7549999999999999" table:style-name="ce14">
            <text:p>-5.755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20.42999999999995" table:style-name="ce14">
            <text:p>620.43</text:p>
          </table:table-cell>
          <table:table-cell office:value-type="float" office:value="0.30374000000000001" table:style-name="ce14">
            <text:p>0.30374</text:p>
          </table:table-cell>
          <table:table-cell office:value-type="float" office:value="227.45" table:style-name="ce14">
            <text:p>227.45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4amb</text:p>
          </table:table-cell>
          <table:table-cell office:value-type="string" table:style-name="ce9">
            <text:p><text:s/>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Cc2ccc3cc2)=O)=O)n1)=O)NC3=O</text:p>
          </table:table-cell>
          <table:table-cell office:value-type="float" office:value="18.397410692310572" table:style-name="ce12">
            <text:p>18.4</text:p>
          </table:table-cell>
          <table:table-cell office:value-type="float" office:value="793.45" table:style-name="ce13">
            <text:p>793.45</text:p>
          </table:table-cell>
          <table:table-cell office:value-type="float" office:value="2.3725000000000001" table:style-name="ce14">
            <text:p>2.3725</text:p>
          </table:table-cell>
          <table:table-cell office:value-type="float" office:value="-6.0780000000000003" table:style-name="ce14">
            <text:p>-6.078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19.66999999999996" table:style-name="ce14">
            <text:p>619.67</text:p>
          </table:table-cell>
          <table:table-cell office:value-type="float" office:value="0.30410999999999999" table:style-name="ce14">
            <text:p>0.30411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Ala</text:p>
          </table:table-cell>
          <table:table-cell office:value-type="string" table:style-name="ce9">
            <text:p><text:s/>I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(CC1)CCC1C(NCCSCc1cccc(CSCCC(N[C@H]2CC(NCCOCCOCCCCCCCl)=O)=O)n1)=O)=O)NC2=O</text:p>
          </table:table-cell>
          <table:table-cell office:value-type="float" office:value="60.700839549912651" table:style-name="ce12">
            <text:p>60.7</text:p>
          </table:table-cell>
          <table:table-cell office:value-type="float" office:value="771.44" table:style-name="ce13">
            <text:p>771.44</text:p>
          </table:table-cell>
          <table:table-cell office:value-type="float" office:value="1.8617999999999999" table:style-name="ce14">
            <text:p>1.8618</text:p>
          </table:table-cell>
          <table:table-cell office:value-type="float" office:value="-4.9710000000000001" table:style-name="ce14">
            <text:p>-4.971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599.03" table:style-name="ce14">
            <text:p>599.03</text:p>
          </table:table-cell>
          <table:table-cell office:value-type="float" office:value="0.30138999999999999" table:style-name="ce14">
            <text:p>0.30139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Gly</text:p>
          </table:table-cell>
          <table:table-cell office:value-type="string" table:style-name="ce9">
            <text:p><text:s/>b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NCCC(NCCSCc1cccc(CSCC2)n1)=O)=O)=O)NC2=O)NCCOCCOCCCCCCCl</text:p>
          </table:table-cell>
          <table:table-cell office:value-type="float" office:value="39.212492846230532" table:style-name="ce12">
            <text:p>39.2</text:p>
          </table:table-cell>
          <table:table-cell office:value-type="float" office:value="717.35" table:style-name="ce13">
            <text:p>717.35</text:p>
          </table:table-cell>
          <table:table-cell office:value-type="float" office:value="0.69440000000000002" table:style-name="ce14">
            <text:p>0.6944</text:p>
          </table:table-cell>
          <table:table-cell office:value-type="float" office:value="-4.4089999999999998" table:style-name="ce14">
            <text:p>-4.409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562.66999999999996" table:style-name="ce14">
            <text:p>562.67</text:p>
          </table:table-cell>
          <table:table-cell office:value-type="float" office:value="0.33492" table:style-name="ce14">
            <text:p>0.33492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Sar</text:p>
          </table:table-cell>
          <table:table-cell office:value-type="string" table:style-name="ce9">
            <text:p><text:s/>Val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CSCc1cccc(CSCCC(N[C@@H](CC(NCCOCCOCCCCCCCl)=O)C(N(C)C2)=O)=O)n1)=O)NC2=O</text:p>
          </table:table-cell>
          <table:table-cell office:value-type="float" office:value="39.294858333747669" table:style-name="ce12">
            <text:p>39.3</text:p>
          </table:table-cell>
          <table:table-cell office:value-type="float" office:value="759.43" table:style-name="ce13">
            <text:p>759.43</text:p>
          </table:table-cell>
          <table:table-cell office:value-type="float" office:value="1.5385" table:style-name="ce14">
            <text:p>1.5385</text:p>
          </table:table-cell>
          <table:table-cell office:value-type="float" office:value="-4.585" table:style-name="ce14">
            <text:p>-4.585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595.77" table:style-name="ce14">
            <text:p>595.77</text:p>
          </table:table-cell>
          <table:table-cell office:value-type="float" office:value="0.30303999999999998" table:style-name="ce14">
            <text:p>0.30304</text:p>
          </table:table-cell>
          <table:table-cell office:value-type="float" office:value="218.66" table:style-name="ce14">
            <text:p>218.66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Pro</text:p>
          </table:table-cell>
          <table:table-cell office:value-type="string" table:style-name="ce9">
            <text:p><text:s/>Ni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[C@@H]1C(N(CCC1)C[C@H]1C(NCCSCc1cccc(CSCC2)n1)=O)=O)=O)NC2=O)NCCOCCOCCCCCCCl</text:p>
          </table:table-cell>
          <table:table-cell office:value-type="float" office:value="43.296955729014385" table:style-name="ce12">
            <text:p>43.3</text:p>
          </table:table-cell>
          <table:table-cell office:value-type="float" office:value="797.48" table:style-name="ce13">
            <text:p>797.48</text:p>
          </table:table-cell>
          <table:table-cell office:value-type="float" office:value="2.4784000000000002" table:style-name="ce14">
            <text:p>2.4784</text:p>
          </table:table-cell>
          <table:table-cell office:value-type="float" office:value="-4.9950000000000001" table:style-name="ce14">
            <text:p>-4.995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613.39" table:style-name="ce14">
            <text:p>613.39</text:p>
          </table:table-cell>
          <table:table-cell office:value-type="float" office:value="0.28144000000000002" table:style-name="ce14">
            <text:p>0.28144</text:p>
          </table:table-cell>
          <table:table-cell office:value-type="float" office:value="209.87" table:style-name="ce14">
            <text:p>209.87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Ala</text:p>
          </table:table-cell>
          <table:table-cell office:value-type="string" table:style-name="ce9">
            <text:p><text:s/>3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1cc(C(NCCSCc2cccc(CSCCC(N[C@H]3CC(NCCOCCOCCCCCCCl)=O)=O)n2)=O)ccc1)=O)NC3=O</text:p>
          </table:table-cell>
          <table:table-cell office:value-type="float" office:value="42.399866333588072" table:style-name="ce12">
            <text:p>42.4</text:p>
          </table:table-cell>
          <table:table-cell office:value-type="float" office:value="793.45" table:style-name="ce13">
            <text:p>793.45</text:p>
          </table:table-cell>
          <table:table-cell office:value-type="float" office:value="2.3725000000000001" table:style-name="ce14">
            <text:p>2.3725</text:p>
          </table:table-cell>
          <table:table-cell office:value-type="float" office:value="-6.0780000000000003" table:style-name="ce14">
            <text:p>-6.078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19.66999999999996" table:style-name="ce14">
            <text:p>619.67</text:p>
          </table:table-cell>
          <table:table-cell office:value-type="float" office:value="0.30410999999999999" table:style-name="ce14">
            <text:p>0.30411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2Achc</text:p>
          </table:table-cell>
          <table:table-cell office:value-type="string" table:style-name="ce9">
            <text:p><text:s/>4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H](CCCC1)[C@@H]1C(NCc(cc1)ccc1C(NCCSCc1cccc(CSCC2)n1)=O)=O)=O)NC2=O)NCCOCCOCCCCCCCl</text:p>
          </table:table-cell>
          <table:table-cell office:value-type="float" office:value="29.537501132774459" table:style-name="ce12">
            <text:p>29.5</text:p>
          </table:table-cell>
          <table:table-cell office:value-type="float" office:value="847.54" table:style-name="ce13">
            <text:p>847.54</text:p>
          </table:table-cell>
          <table:table-cell office:value-type="float" office:value="3.4319000000000002" table:style-name="ce14">
            <text:p>3.4319</text:p>
          </table:table-cell>
          <table:table-cell office:value-type="float" office:value="-7.1340000000000003" table:style-name="ce14">
            <text:p>-7.134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61.45" table:style-name="ce14">
            <text:p>661.45</text:p>
          </table:table-cell>
          <table:table-cell office:value-type="float" office:value="0.28489999999999999" table:style-name="ce14">
            <text:p>0.2849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2Achc</text:p>
          </table:table-cell>
          <table:table-cell office:value-type="string" table:style-name="ce9">
            <text:p><text:s/>2Achc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H](CCCC1)[C@@H]1C(N[C@H](CCCC1)[C@@H]1C(NCCSCc1cccc(CSCC2)n1)=O)=O)=O)NC2=O)NCCOCCOCCCCCCCl</text:p>
          </table:table-cell>
          <table:table-cell office:value-type="float" office:value="35.461219240993501" table:style-name="ce12">
            <text:p>35.5</text:p>
          </table:table-cell>
          <table:table-cell office:value-type="float" office:value="839.56" table:style-name="ce13">
            <text:p>839.56</text:p>
          </table:table-cell>
          <table:table-cell office:value-type="float" office:value="3.0773999999999999" table:style-name="ce14">
            <text:p>3.0774</text:p>
          </table:table-cell>
          <table:table-cell office:value-type="float" office:value="-7.0069999999999997" table:style-name="ce14">
            <text:p>-7.007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54.47" table:style-name="ce14">
            <text:p>654.47</text:p>
          </table:table-cell>
          <table:table-cell office:value-type="float" office:value="0.28793999999999997" table:style-name="ce14">
            <text:p>0.28794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4amb</text:p>
          </table:table-cell>
          <table:table-cell office:value-type="string" table:style-name="ce9">
            <text:p><text:s/>A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NC(C[C@@H](C(NCCSCc1cccc(CSCCC(N[C@@H](CC(NCCOCCOCCCCCCCl)=O)C(NCc2ccc3cc2)=O)=O)n1)=O)NC3=O)=O</text:p>
          </table:table-cell>
          <table:table-cell office:value-type="float" office:value="14.281114405387108" table:style-name="ce12">
            <text:p>14.3</text:p>
          </table:table-cell>
          <table:table-cell office:value-type="float" office:value="836.47" table:style-name="ce13">
            <text:p>836.47</text:p>
          </table:table-cell>
          <table:table-cell office:value-type="float" office:value="1.1528" table:style-name="ce14">
            <text:p>1.1528</text:p>
          </table:table-cell>
          <table:table-cell office:value-type="float" office:value="-5.899" table:style-name="ce14">
            <text:p>-5.899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647.44000000000005" table:style-name="ce14">
            <text:p>647.44</text:p>
          </table:table-cell>
          <table:table-cell office:value-type="float" office:value="0.33479999999999999" table:style-name="ce14">
            <text:p>0.3348</text:p>
          </table:table-cell>
          <table:table-cell office:value-type="float" office:value="270.54000000000002" table:style-name="ce14">
            <text:p>270.54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cAcha</text:p>
          </table:table-cell>
          <table:table-cell office:value-type="string" table:style-name="ce9">
            <text:p><text:s/>3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(CC1)CCC1CC(N(C1)CC1C(NCCSCc1cccc(CSCC2)n1)=O)=O)=O)NC2=O)NCCOCCOCCCCCCCl</text:p>
          </table:table-cell>
          <table:table-cell office:value-type="float" office:value="22.061715400831865" table:style-name="ce12">
            <text:p>22.1</text:p>
          </table:table-cell>
          <table:table-cell office:value-type="float" office:value="811.51" table:style-name="ce13">
            <text:p>811.51</text:p>
          </table:table-cell>
          <table:table-cell office:value-type="float" office:value="2.6916000000000002" table:style-name="ce14">
            <text:p>2.6916</text:p>
          </table:table-cell>
          <table:table-cell office:value-type="float" office:value="-5.7569999999999997" table:style-name="ce14">
            <text:p>-5.757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27.04999999999995" table:style-name="ce14">
            <text:p>627.05</text:p>
          </table:table-cell>
          <table:table-cell office:value-type="float" office:value="0.28792000000000001" table:style-name="ce14">
            <text:p>0.28792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4amb</text:p>
          </table:table-cell>
          <table:table-cell office:value-type="string" table:style-name="ce9">
            <text:p><text:s/>D-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CCSCc1cccc(CSCCC(N[C@@H](CC(NCCOCCOCCCCCCCl)=O)C(NCc2ccc3cc2)=O)=O)n1)=O)NC3=O</text:p>
          </table:table-cell>
          <table:table-cell office:value-type="float" office:value="18.862925432054752" table:style-name="ce12">
            <text:p>18.9</text:p>
          </table:table-cell>
          <table:table-cell office:value-type="float" office:value="793.45" table:style-name="ce13">
            <text:p>793.45</text:p>
          </table:table-cell>
          <table:table-cell office:value-type="float" office:value="2.3725000000000001" table:style-name="ce14">
            <text:p>2.3725</text:p>
          </table:table-cell>
          <table:table-cell office:value-type="float" office:value="-6.0780000000000003" table:style-name="ce14">
            <text:p>-6.078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19.66999999999996" table:style-name="ce14">
            <text:p>619.67</text:p>
          </table:table-cell>
          <table:table-cell office:value-type="float" office:value="0.30410999999999999" table:style-name="ce14">
            <text:p>0.30411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3Aze</text:p>
          </table:table-cell>
          <table:table-cell office:value-type="string" table:style-name="ce9">
            <text:p><text:s/>His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1)CC1C(N[C@@H](Cc1c[nH]cn1)C(NCCSCc1cccc(CSCC2)n1)=O)=O)=O)NC2=O)NCCOCCOCCCCCCCl</text:p>
          </table:table-cell>
          <table:table-cell office:value-type="float" office:value="64.060180343850107" table:style-name="ce12">
            <text:p>64.1</text:p>
          </table:table-cell>
          <table:table-cell office:value-type="float" office:value="809.45" table:style-name="ce13">
            <text:p>809.45</text:p>
          </table:table-cell>
          <table:table-cell office:value-type="float" office:value="0.83389999999999997" table:style-name="ce14">
            <text:p>0.8339</text:p>
          </table:table-cell>
          <table:table-cell office:value-type="float" office:value="-4.4050000000000002" table:style-name="ce14">
            <text:p>-4.405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621.1" table:style-name="ce14">
            <text:p>621.1</text:p>
          </table:table-cell>
          <table:table-cell office:value-type="float" office:value="0.33085999999999999" table:style-name="ce14">
            <text:p>0.33086</text:p>
          </table:table-cell>
          <table:table-cell office:value-type="float" office:value="247.34" table:style-name="ce14">
            <text:p>247.34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Leu</text:p>
          </table:table-cell>
          <table:table-cell office:value-type="string" table:style-name="ce9">
            <text:p><text:s/>Gly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CC(NCCSCc1cccc(CSCCC(N[C@H]2CC(NCCOCCOCCCCCCCl)=O)=O)n1)=O)=O)NC2=O</text:p>
          </table:table-cell>
          <table:table-cell office:value-type="float" office:value="36.959093730578203" table:style-name="ce12">
            <text:p>37.0</text:p>
          </table:table-cell>
          <table:table-cell office:value-type="float" office:value="759.43" table:style-name="ce13">
            <text:p>759.43</text:p>
          </table:table-cell>
          <table:table-cell office:value-type="float" office:value="1.7263999999999999" table:style-name="ce14">
            <text:p>1.7264</text:p>
          </table:table-cell>
          <table:table-cell office:value-type="float" office:value="-5.2169999999999996" table:style-name="ce14">
            <text:p>-5.217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598.42999999999995" table:style-name="ce14">
            <text:p>598.43</text:p>
          </table:table-cell>
          <table:table-cell office:value-type="float" office:value="0.31491000000000002" table:style-name="ce14">
            <text:p>0.31491</text:p>
          </table:table-cell>
          <table:table-cell office:value-type="float" office:value="227.45" table:style-name="ce14">
            <text:p>227.45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Val</text:p>
          </table:table-cell>
          <table:table-cell office:value-type="string" table:style-name="ce9">
            <text:p><text:s/>Ni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(CCC1)C[C@H]1C(NCCSCc1cccc(CSCCC(N[C@H]2CC(NCCOCCOCCCCCCCl)=O)=O)n1)=O)=O)NC2=O</text:p>
          </table:table-cell>
          <table:table-cell office:value-type="float" office:value="89.521967145266075" table:style-name="ce12">
            <text:p>89.5</text:p>
          </table:table-cell>
          <table:table-cell office:value-type="float" office:value="799.5" table:style-name="ce13">
            <text:p>799.5</text:p>
          </table:table-cell>
          <table:table-cell office:value-type="float" office:value="2.5345" table:style-name="ce14">
            <text:p>2.5345</text:p>
          </table:table-cell>
          <table:table-cell office:value-type="float" office:value="-5.4009999999999998" table:style-name="ce14">
            <text:p>-5.401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23.79" table:style-name="ce14">
            <text:p>623.79</text:p>
          </table:table-cell>
          <table:table-cell office:value-type="float" office:value="0.28942000000000001" table:style-name="ce14">
            <text:p>0.28942</text:p>
          </table:table-cell>
          <table:table-cell office:value-type="float" office:value="218.66" table:style-name="ce14">
            <text:p>218.66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yr</text:p>
          </table:table-cell>
          <table:table-cell office:value-type="string" table:style-name="ce9">
            <text:p><text:s/>3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Cc2cc(C(NCCSCc3cccc(CSCCC(N[C@H]4CC(NCCOCCOCCCCCCCl)=O)=O)n3)=O)ccc2)=O)NC4=O)cc1</text:p>
          </table:table-cell>
          <table:table-cell office:value-type="float" office:value="22.590267537644266" table:style-name="ce12">
            <text:p>22.6</text:p>
          </table:table-cell>
          <table:table-cell office:value-type="float" office:value="885.55" table:style-name="ce13">
            <text:p>885.55</text:p>
          </table:table-cell>
          <table:table-cell office:value-type="float" office:value="3.4687000000000001" table:style-name="ce14">
            <text:p>3.4687</text:p>
          </table:table-cell>
          <table:table-cell office:value-type="float" office:value="-6.9169999999999998" table:style-name="ce14">
            <text:p>-6.91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687.28" table:style-name="ce14">
            <text:p>687.28</text:p>
          </table:table-cell>
          <table:table-cell office:value-type="float" office:value="0.29326000000000002" table:style-name="ce14">
            <text:p>0.29326</text:p>
          </table:table-cell>
          <table:table-cell office:value-type="float" office:value="247.68" table:style-name="ce14">
            <text:p>247.68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4amb</text:p>
          </table:table-cell>
          <table:table-cell office:value-type="string" table:style-name="ce9">
            <text:p><text:s/>Il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CCSCc1cccc(CSCCC(N[C@@H](CC(NCCOCCOCCCCCCCl)=O)C(NCc2ccc3cc2)=O)=O)n1)=O)NC3=O</text:p>
          </table:table-cell>
          <table:table-cell office:value-type="float" office:value="26.577963102986708" table:style-name="ce12">
            <text:p>26.6</text:p>
          </table:table-cell>
          <table:table-cell office:value-type="float" office:value="835.53" table:style-name="ce13">
            <text:p>835.53</text:p>
          </table:table-cell>
          <table:table-cell office:value-type="float" office:value="3.4996" table:style-name="ce14">
            <text:p>3.4996</text:p>
          </table:table-cell>
          <table:table-cell office:value-type="float" office:value="-6.7779999999999996" table:style-name="ce14">
            <text:p>-6.778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58.19" table:style-name="ce14">
            <text:p>658.19</text:p>
          </table:table-cell>
          <table:table-cell office:value-type="float" office:value="0.28632000000000002" table:style-name="ce14">
            <text:p>0.28632</text:p>
          </table:table-cell>
          <table:table-cell office:value-type="float" office:value="227.45" table:style-name="ce14">
            <text:p>227.45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Phe</text:p>
          </table:table-cell>
          <table:table-cell office:value-type="string" table:style-name="ce9">
            <text:p><text:s/>A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NC(C[C@@H](C(NCCSCc1cccc(CSCCC(N[C@@H](CC(NCCOCCOCCCCCCCl)=O)C(N[C@H]2Cc3ccccc3)=O)=O)n1)=O)NC2=O)=O</text:p>
          </table:table-cell>
          <table:table-cell office:value-type="float" office:value="11.169697685456129" table:style-name="ce12">
            <text:p>11.2</text:p>
          </table:table-cell>
          <table:table-cell office:value-type="float" office:value="850.5" table:style-name="ce13">
            <text:p>850.5</text:p>
          </table:table-cell>
          <table:table-cell office:value-type="float" office:value="1.1808000000000001" table:style-name="ce14">
            <text:p>1.1808</text:p>
          </table:table-cell>
          <table:table-cell office:value-type="float" office:value="-5.851" table:style-name="ce14">
            <text:p>-5.851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659.94" table:style-name="ce14">
            <text:p>659.94</text:p>
          </table:table-cell>
          <table:table-cell office:value-type="float" office:value="0.32845000000000002" table:style-name="ce14">
            <text:p>0.32845</text:p>
          </table:table-cell>
          <table:table-cell office:value-type="float" office:value="270.54000000000002" table:style-name="ce14">
            <text:p>270.54</text:p>
          </table:table-cell>
          <table:table-cell office:value-type="float" office:value="18" table:style-name="ce14">
            <text:p>18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Nip</text:p>
          </table:table-cell>
          <table:table-cell office:value-type="string" table:style-name="ce9">
            <text:p><text:s/>His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C[C@H]1C(N[C@@H](Cc1c[nH]cn1)C(NCCSCc1cccc(CSCC2)n1)=O)=O)=O)NC2=O)NCCOCCOCCCCCCCl</text:p>
          </table:table-cell>
          <table:table-cell office:value-type="float" office:value="78.292696028123032" table:style-name="ce12">
            <text:p>78.3</text:p>
          </table:table-cell>
          <table:table-cell office:value-type="float" office:value="837.51" table:style-name="ce13">
            <text:p>837.51</text:p>
          </table:table-cell>
          <table:table-cell office:value-type="float" office:value="1.5179" table:style-name="ce14">
            <text:p>1.5179</text:p>
          </table:table-cell>
          <table:table-cell office:value-type="float" office:value="-4.9450000000000003" table:style-name="ce14">
            <text:p>-4.945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648.62" table:style-name="ce14">
            <text:p>648.62</text:p>
          </table:table-cell>
          <table:table-cell office:value-type="float" office:value="0.31683" table:style-name="ce14">
            <text:p>0.31683</text:p>
          </table:table-cell>
          <table:table-cell office:value-type="float" office:value="247.34" table:style-name="ce14">
            <text:p>247.34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4amb</text:p>
          </table:table-cell>
          <table:table-cell office:value-type="string" table:style-name="ce9">
            <text:p><text:s/>3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cc1)ccc1C(N(C1)CC1C(NCCSCc1cccc(CSCC2)n1)=O)=O)=O)NC2=O)NCCOCCOCCCCCCCl</text:p>
          </table:table-cell>
          <table:table-cell office:value-type="float" office:value="17.169617519949405" table:style-name="ce12">
            <text:p>17.2</text:p>
          </table:table-cell>
          <table:table-cell office:value-type="float" office:value="805.46" table:style-name="ce13">
            <text:p>805.46</text:p>
          </table:table-cell>
          <table:table-cell office:value-type="float" office:value="2.5916999999999999" table:style-name="ce14">
            <text:p>2.5917</text:p>
          </table:table-cell>
          <table:table-cell office:value-type="float" office:value="-5.6139999999999999" table:style-name="ce14">
            <text:p>-5.614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20.27" table:style-name="ce14">
            <text:p>620.27</text:p>
          </table:table-cell>
          <table:table-cell office:value-type="float" office:value="0.29107" table:style-name="ce14">
            <text:p>0.29107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2Achc</text:p>
          </table:table-cell>
          <table:table-cell office:value-type="string" table:style-name="ce9">
            <text:p><text:s/>I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H](CCCC1)[C@@H]1C(N(CC1)CCC1C(NCCSCc1cccc(CSCC2)n1)=O)=O)=O)NC2=O)NCCOCCOCCCCCCCl</text:p>
          </table:table-cell>
          <table:table-cell office:value-type="float" office:value="34.281278953442275" table:style-name="ce12">
            <text:p>34.3</text:p>
          </table:table-cell>
          <table:table-cell office:value-type="float" office:value="825.53" table:style-name="ce13">
            <text:p>825.53</text:p>
          </table:table-cell>
          <table:table-cell office:value-type="float" office:value="2.9211999999999998" table:style-name="ce14">
            <text:p>2.9212</text:p>
          </table:table-cell>
          <table:table-cell office:value-type="float" office:value="-6.0270000000000001" table:style-name="ce14">
            <text:p>-6.027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40.80999999999995" table:style-name="ce14">
            <text:p>640.81</text:p>
          </table:table-cell>
          <table:table-cell office:value-type="float" office:value="0.28173999999999999" table:style-name="ce14">
            <text:p>0.28174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Gln</text:p>
          </table:table-cell>
          <table:table-cell office:value-type="string" table:style-name="ce9">
            <text:p><text:s/>Ph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NC(CC[C@@H](C(N[C@@H](Cc1ccccc1)C(NCCSCc1cccc(CSCCC(N[C@H]2CC(NCCOCCOCCCCCCCl)=O)=O)n1)=O)=O)NC2=O)=O</text:p>
          </table:table-cell>
          <table:table-cell office:value-type="float" office:value="20.544178330920801" table:style-name="ce12">
            <text:p>20.5</text:p>
          </table:table-cell>
          <table:table-cell office:value-type="float" office:value="864.53" table:style-name="ce13">
            <text:p>864.53</text:p>
          </table:table-cell>
          <table:table-cell office:value-type="float" office:value="1.6352" table:style-name="ce14">
            <text:p>1.6352</text:p>
          </table:table-cell>
          <table:table-cell office:value-type="float" office:value="-6.1210000000000004" table:style-name="ce14">
            <text:p>-6.121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673.7" table:style-name="ce14">
            <text:p>673.7</text:p>
          </table:table-cell>
          <table:table-cell office:value-type="float" office:value="0.32174999999999998" table:style-name="ce14">
            <text:p>0.32175</text:p>
          </table:table-cell>
          <table:table-cell office:value-type="float" office:value="270.54000000000002" table:style-name="ce14">
            <text:p>270.54</text:p>
          </table:table-cell>
          <table:table-cell office:value-type="float" office:value="19" table:style-name="ce14">
            <text:p>19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hr</text:p>
          </table:table-cell>
          <table:table-cell office:value-type="string" table:style-name="ce9">
            <text:p><text:s/>Val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CSCc1cccc(CSCCC(N[C@@H](CC(NCCOCCOCCCCCCCl)=O)C(N[C@H]2[C@@H](C)O)=O)=O)n1)=O)NC2=O</text:p>
          </table:table-cell>
          <table:table-cell office:value-type="float" office:value="12.964024657406696" table:style-name="ce12">
            <text:p>13.0</text:p>
          </table:table-cell>
          <table:table-cell office:value-type="float" office:value="789.46" table:style-name="ce13">
            <text:p>789.46</text:p>
          </table:table-cell>
          <table:table-cell office:value-type="float" office:value="1.0639000000000001" table:style-name="ce14">
            <text:p>1.0639</text:p>
          </table:table-cell>
          <table:table-cell office:value-type="float" office:value="-5.1959999999999997" table:style-name="ce14">
            <text:p>-5.19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614.52" table:style-name="ce14">
            <text:p>614.52</text:p>
          </table:table-cell>
          <table:table-cell office:value-type="float" office:value="0.32797999999999999" table:style-name="ce14">
            <text:p>0.32798</text:p>
          </table:table-cell>
          <table:table-cell office:value-type="float" office:value="247.68" table:style-name="ce14">
            <text:p>247.68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Ile</text:p>
          </table:table-cell>
          <table:table-cell office:value-type="string" table:style-name="ce9">
            <text:p><text:s/>Pro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(CCC1)[C@@H]1C(NCCSCc1cccc(CSCCC(N[C@H]2CC(NCCOCCOCCCCCCCl)=O)=O)n1)=O)=O)NC2=O</text:p>
          </table:table-cell>
          <table:table-cell office:value-type="float" office:value="80.966377710442998" table:style-name="ce12">
            <text:p>81.0</text:p>
          </table:table-cell>
          <table:table-cell office:value-type="float" office:value="799.5" table:style-name="ce13">
            <text:p>799.5</text:p>
          </table:table-cell>
          <table:table-cell office:value-type="float" office:value="2.7023000000000001" table:style-name="ce14">
            <text:p>2.7023</text:p>
          </table:table-cell>
          <table:table-cell office:value-type="float" office:value="-5.6189999999999998" table:style-name="ce14">
            <text:p>-5.619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23.79" table:style-name="ce14">
            <text:p>623.79</text:p>
          </table:table-cell>
          <table:table-cell office:value-type="float" office:value="0.28942000000000001" table:style-name="ce14">
            <text:p>0.28942</text:p>
          </table:table-cell>
          <table:table-cell office:value-type="float" office:value="218.66" table:style-name="ce14">
            <text:p>218.66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Aze</text:p>
          </table:table-cell>
          <table:table-cell office:value-type="string" table:style-name="ce9">
            <text:p><text:s/>NMe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2[C@H]3CC2)=O)=O)n1)=O)N(C)C3=O</text:p>
          </table:table-cell>
          <table:table-cell office:value-type="float" office:value="91.915801542766133" table:style-name="ce12">
            <text:p>91.9</text:p>
          </table:table-cell>
          <table:table-cell office:value-type="float" office:value="757.42" table:style-name="ce13">
            <text:p>757.42</text:p>
          </table:table-cell>
          <table:table-cell office:value-type="float" office:value="1.4997" table:style-name="ce14">
            <text:p>1.4997</text:p>
          </table:table-cell>
          <table:table-cell office:value-type="float" office:value="-4.2869999999999999" table:style-name="ce14">
            <text:p>-4.287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582.61" table:style-name="ce14">
            <text:p>582.61</text:p>
          </table:table-cell>
          <table:table-cell office:value-type="float" office:value="0.29630000000000001" table:style-name="ce14">
            <text:p>0.2963</text:p>
          </table:table-cell>
          <table:table-cell office:value-type="float" office:value="209.87" table:style-name="ce14">
            <text:p>209.87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cAcha</text:p>
          </table:table-cell>
          <table:table-cell office:value-type="string" table:style-name="ce9">
            <text:p><text:s/>Sa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N(CC(NCCSCc1cccc(CSCCC(N[C@@H](CC(NCCOCCOCCCCCCCl)=O)C(NC(CC2)CCC2C2)=O)=O)n1)=O)C2=O</text:p>
          </table:table-cell>
          <table:table-cell office:value-type="float" office:value="56.327000455944287" table:style-name="ce12">
            <text:p>56.3</text:p>
          </table:table-cell>
          <table:table-cell office:value-type="float" office:value="799.5" table:style-name="ce13">
            <text:p>799.5</text:p>
          </table:table-cell>
          <table:table-cell office:value-type="float" office:value="2.3795999999999999" table:style-name="ce14">
            <text:p>2.3796</text:p>
          </table:table-cell>
          <table:table-cell office:value-type="float" office:value="-5.4809999999999999" table:style-name="ce14">
            <text:p>-5.481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26.54999999999995" table:style-name="ce14">
            <text:p>626.55</text:p>
          </table:table-cell>
          <table:table-cell office:value-type="float" office:value="0.28815000000000002" table:style-name="ce14">
            <text:p>0.28815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Nip</text:p>
          </table:table-cell>
          <table:table-cell office:value-type="string" table:style-name="ce9">
            <text:p><text:s/>D-Pro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C[C@H]1C(N(CCC1)[C@H]1C(NCCSCc1cccc(CSCC2)n1)=O)=O)=O)NC2=O)NCCOCCOCCCCCCCl</text:p>
          </table:table-cell>
          <table:table-cell office:value-type="float" office:value="84.217955509937156" table:style-name="ce12">
            <text:p>84.2</text:p>
          </table:table-cell>
          <table:table-cell office:value-type="float" office:value="797.48" table:style-name="ce13">
            <text:p>797.48</text:p>
          </table:table-cell>
          <table:table-cell office:value-type="float" office:value="2.4784000000000002" table:style-name="ce14">
            <text:p>2.4784</text:p>
          </table:table-cell>
          <table:table-cell office:value-type="float" office:value="-4.9950000000000001" table:style-name="ce14">
            <text:p>-4.995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613.39" table:style-name="ce14">
            <text:p>613.39</text:p>
          </table:table-cell>
          <table:table-cell office:value-type="float" office:value="0.28144000000000002" table:style-name="ce14">
            <text:p>0.28144</text:p>
          </table:table-cell>
          <table:table-cell office:value-type="float" office:value="209.87" table:style-name="ce14">
            <text:p>209.87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Pro</text:p>
          </table:table-cell>
          <table:table-cell office:value-type="string" table:style-name="ce9">
            <text:p><text:s/>Ty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CCSCc2cccc(CSCCC(N[C@@H](CC(NCCOCCOCCCCCCCl)=O)C(N3[C@H]4CCC3)=O)=O)n2)=O)NC4=O)cc1</text:p>
          </table:table-cell>
          <table:table-cell office:value-type="float" office:value="14.13291838868232" table:style-name="ce12">
            <text:p>14.1</text:p>
          </table:table-cell>
          <table:table-cell office:value-type="float" office:value="849.51" table:style-name="ce13">
            <text:p>849.51</text:p>
          </table:table-cell>
          <table:table-cell office:value-type="float" office:value="2.6714000000000002" table:style-name="ce14">
            <text:p>2.6714</text:p>
          </table:table-cell>
          <table:table-cell office:value-type="float" office:value="-5.758" table:style-name="ce14">
            <text:p>-5.758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4">
            <text:p>5</text:p>
          </table:table-cell>
          <table:table-cell office:value-type="float" office:value="652.88" table:style-name="ce14">
            <text:p>652.88</text:p>
          </table:table-cell>
          <table:table-cell office:value-type="float" office:value="0.29659000000000002" table:style-name="ce14">
            <text:p>0.29659</text:p>
          </table:table-cell>
          <table:table-cell office:value-type="float" office:value="238.89" table:style-name="ce14">
            <text:p>238.89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4amb</text:p>
          </table:table-cell>
          <table:table-cell office:value-type="string" table:style-name="ce9">
            <text:p><text:s/>Ty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CCSCc2cccc(CSCCC(N[C@@H](CC(NCCOCCOCCCCCCCl)=O)C(NCc3ccc4cc3)=O)=O)n2)=O)NC4=O)cc1</text:p>
          </table:table-cell>
          <table:table-cell office:value-type="float" office:value="13.081805696117144" table:style-name="ce12">
            <text:p>13.1</text:p>
          </table:table-cell>
          <table:table-cell office:value-type="float" office:value="885.55" table:style-name="ce13">
            <text:p>885.55</text:p>
          </table:table-cell>
          <table:table-cell office:value-type="float" office:value="3.4687000000000001" table:style-name="ce14">
            <text:p>3.4687</text:p>
          </table:table-cell>
          <table:table-cell office:value-type="float" office:value="-6.9169999999999998" table:style-name="ce14">
            <text:p>-6.91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687.28" table:style-name="ce14">
            <text:p>687.28</text:p>
          </table:table-cell>
          <table:table-cell office:value-type="float" office:value="0.29326000000000002" table:style-name="ce14">
            <text:p>0.29326</text:p>
          </table:table-cell>
          <table:table-cell office:value-type="float" office:value="247.68" table:style-name="ce14">
            <text:p>247.68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D-Pro</text:p>
          </table:table-cell>
          <table:table-cell office:value-type="string" table:style-name="ce9">
            <text:p><text:s/>Gly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[C@H]1C(NCC(NCCSCc1cccc(CSCC2)n1)=O)=O)=O)NC2=O)NCCOCCOCCCCCCCl</text:p>
          </table:table-cell>
          <table:table-cell office:value-type="float" office:value="26.33295459701484" table:style-name="ce12">
            <text:p>26.3</text:p>
          </table:table-cell>
          <table:table-cell office:value-type="float" office:value="743.39" table:style-name="ce13">
            <text:p>743.39</text:p>
          </table:table-cell>
          <table:table-cell office:value-type="float" office:value="1.2159" table:style-name="ce14">
            <text:p>1.2159</text:p>
          </table:table-cell>
          <table:table-cell office:value-type="float" office:value="-4.5410000000000004" table:style-name="ce14">
            <text:p>-4.541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574.27" table:style-name="ce14">
            <text:p>574.27</text:p>
          </table:table-cell>
          <table:table-cell office:value-type="float" office:value="0.31437999999999999" table:style-name="ce14">
            <text:p>0.31438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Ser</text:p>
          </table:table-cell>
          <table:table-cell office:value-type="string" table:style-name="ce9">
            <text:p><text:s/>Se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[C@@H](C(NCCSCc1cccc(CSCCC(N[C@@H](CC(NCCOCCOCCCCCCCl)=O)C(N[C@H]2CO)=O)=O)n1)=O)NC2=O</text:p>
          </table:table-cell>
          <table:table-cell office:value-type="float" office:value="5.6045108831983299" table:style-name="ce12">
            <text:p>5.6</text:p>
          </table:table-cell>
          <table:table-cell office:value-type="float" office:value="763.38" table:style-name="ce13">
            <text:p>763.38</text:p>
          </table:table-cell>
          <table:table-cell office:value-type="float" office:value="-0.89480000000000004" table:style-name="ce14">
            <text:p>-0.8948</text:p>
          </table:table-cell>
          <table:table-cell office:value-type="float" office:value="-3.8809999999999998" table:style-name="ce14">
            <text:p>-3.881</text:p>
          </table:table-cell>
          <table:table-cell office:value-type="float" office:value="15" table:style-name="ce14">
            <text:p>15</text:p>
          </table:table-cell>
          <table:table-cell office:value-type="float" office:value="7" table:style-name="ce14">
            <text:p>7</text:p>
          </table:table-cell>
          <table:table-cell office:value-type="float" office:value="586.61" table:style-name="ce14">
            <text:p>586.61</text:p>
          </table:table-cell>
          <table:table-cell office:value-type="float" office:value="0.36592000000000002" table:style-name="ce14">
            <text:p>0.36592</text:p>
          </table:table-cell>
          <table:table-cell office:value-type="float" office:value="267.91000000000003" table:style-name="ce14">
            <text:p>267.91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Pro</text:p>
          </table:table-cell>
          <table:table-cell office:value-type="string" table:style-name="ce9">
            <text:p><text:s/>2Achc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[C@@H]1C(N[C@H](CCCC1)[C@@H]1C(NCCSCc1cccc(CSCC2)n1)=O)=O)=O)NC2=O)NCCOCCOCCCCCCCl</text:p>
          </table:table-cell>
          <table:table-cell office:value-type="float" office:value="33.252685299016917" table:style-name="ce12">
            <text:p>33.3</text:p>
          </table:table-cell>
          <table:table-cell office:value-type="float" office:value="811.51" table:style-name="ce13">
            <text:p>811.51</text:p>
          </table:table-cell>
          <table:table-cell office:value-type="float" office:value="2.6345999999999998" table:style-name="ce14">
            <text:p>2.6346</text:p>
          </table:table-cell>
          <table:table-cell office:value-type="float" office:value="-5.9749999999999996" table:style-name="ce14">
            <text:p>-5.975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office:value-type="float" office:value="627.04999999999995" table:style-name="ce14">
            <text:p>627.05</text:p>
          </table:table-cell>
          <table:table-cell office:value-type="float" office:value="0.28792000000000001" table:style-name="ce14">
            <text:p>0.28792</text:p>
          </table:table-cell>
          <table:table-cell office:value-type="float" office:value="218.66" table:style-name="ce14">
            <text:p>218.66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3amb</text:p>
          </table:table-cell>
          <table:table-cell office:value-type="string" table:style-name="ce9">
            <text:p><text:s/>2Achc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1cc(C(N[C@H](CCCC2)[C@@H]2C(NCCSCc2cccc(CSCC3)n2)=O)=O)ccc1)=O)NC3=O)NCCOCCOCCCCCCCl</text:p>
          </table:table-cell>
          <table:table-cell office:value-type="float" office:value="33.118976620656525" table:style-name="ce12">
            <text:p>33.1</text:p>
          </table:table-cell>
          <table:table-cell office:value-type="float" office:value="847.54" table:style-name="ce13">
            <text:p>847.54</text:p>
          </table:table-cell>
          <table:table-cell office:value-type="float" office:value="3.4319000000000002" table:style-name="ce14">
            <text:p>3.4319</text:p>
          </table:table-cell>
          <table:table-cell office:value-type="float" office:value="-7.1340000000000003" table:style-name="ce14">
            <text:p>-7.134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661.45" table:style-name="ce14">
            <text:p>661.45</text:p>
          </table:table-cell>
          <table:table-cell office:value-type="float" office:value="0.28489999999999999" table:style-name="ce14">
            <text:p>0.2849</text:p>
          </table:table-cell>
          <table:table-cell office:value-type="float" office:value="227.45" table:style-name="ce14">
            <text:p>227.4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5">
            <text:p>5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D-Ala</text:p>
          </table:table-cell>
          <table:table-cell office:value-type="string" table:style-name="ce9">
            <text:p><text:s/>His</text:p>
          </table:table-cell>
          <table:table-cell office:value-type="string" table:style-name="ce9">
            <text:p><text:s/>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[C@H](C)C(N[C@H]2Cc3c[nH]cn3)=O)=O)=O)n1)=O)NC2=O</text:p>
          </table:table-cell>
          <table:table-cell office:value-type="float" office:value="15.729005753056107" table:style-name="ce12">
            <text:p>15.7</text:p>
          </table:table-cell>
          <table:table-cell office:value-type="float" office:value="868.52" table:style-name="ce13">
            <text:p>868.52</text:p>
          </table:table-cell>
          <table:table-cell office:value-type="float" office:value="5.7700000000000001E-2" table:style-name="ce14">
            <text:p>0.0577</text:p>
          </table:table-cell>
          <table:table-cell office:value-type="float" office:value="-5.0140000000000002" table:style-name="ce14">
            <text:p>-5.014</text:p>
          </table:table-cell>
          <table:table-cell office:value-type="float" office:value="17" table:style-name="ce14">
            <text:p>17</text:p>
          </table:table-cell>
          <table:table-cell office:value-type="float" office:value="7" table:style-name="ce14">
            <text:p>7</text:p>
          </table:table-cell>
          <table:table-cell office:value-type="float" office:value="674.47" table:style-name="ce14">
            <text:p>674.47</text:p>
          </table:table-cell>
          <table:table-cell office:value-type="float" office:value="0.35274" table:style-name="ce14">
            <text:p>0.35274</text:p>
          </table:table-cell>
          <table:table-cell office:value-type="float" office:value="285.23" table:style-name="ce14">
            <text:p>285.23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Sar</text:p>
          </table:table-cell>
          <table:table-cell office:value-type="string" table:style-name="ce9">
            <text:p><text:s/>Asn</text:p>
          </table:table-cell>
          <table:table-cell office:value-type="string" table:style-name="ce9">
            <text:p><text:s/>I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N(CC(N[C@@H](CC(N)=O)C(N(CC1)CCC1C(NCCSCc1cccc(CSCCC(N[C@H]2CC(NCCOCCOCCCCCCCl)=O)=O)n1)=O)=O)=O)C2=O</text:p>
          </table:table-cell>
          <table:table-cell office:value-type="float" office:value="16.191869262678182" table:style-name="ce12">
            <text:p>16.2</text:p>
          </table:table-cell>
          <table:table-cell office:value-type="float" office:value="885.55" table:style-name="ce13">
            <text:p>885.55</text:p>
          </table:table-cell>
          <table:table-cell office:value-type="float" office:value="-7.7000000000000002E-3" table:style-name="ce14">
            <text:p>-0.0077</text:p>
          </table:table-cell>
          <table:table-cell office:value-type="float" office:value="-4.1970000000000001" table:style-name="ce14">
            <text:p>-4.197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4">
            <text:p>5</text:p>
          </table:table-cell>
          <table:table-cell office:value-type="float" office:value="680.87" table:style-name="ce14">
            <text:p>680.87</text:p>
          </table:table-cell>
          <table:table-cell office:value-type="float" office:value="0.33111000000000002" table:style-name="ce14">
            <text:p>0.33111</text:p>
          </table:table-cell>
          <table:table-cell office:value-type="float" office:value="282.06" table:style-name="ce14">
            <text:p>282.06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D-Pip</text:p>
          </table:table-cell>
          <table:table-cell office:value-type="string" table:style-name="ce9">
            <text:p><text:s/>D-Pro</text:p>
          </table:table-cell>
          <table:table-cell office:value-type="string" table:style-name="ce9">
            <text:p><text:s/>Gl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NC(CC[C@@H](C(NCCSCc1cccc(CSCCC(N[C@@H](CC(NCCOCCOCCCCCCCl)=O)C(N(CCCC2)[C@H]2C(N2[C@@H]3CCC2)=O)=O)=O)n1)=O)NC3=O)=O</text:p>
          </table:table-cell>
          <table:table-cell office:value-type="float" office:value="14.704021715997783" table:style-name="ce12">
            <text:p>14.7</text:p>
          </table:table-cell>
          <table:table-cell office:value-type="float" office:value="925.61" table:style-name="ce13">
            <text:p>925.61</text:p>
          </table:table-cell>
          <table:table-cell office:value-type="float" office:value="1.2115" table:style-name="ce14">
            <text:p>1.2115</text:p>
          </table:table-cell>
          <table:table-cell office:value-type="float" office:value="-5.4489999999999998" table:style-name="ce14">
            <text:p>-5.449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4">
            <text:p>5</text:p>
          </table:table-cell>
          <table:table-cell office:value-type="float" office:value="708.89" table:style-name="ce14">
            <text:p>708.89</text:p>
          </table:table-cell>
          <table:table-cell office:value-type="float" office:value="0.31802000000000002" table:style-name="ce14">
            <text:p>0.31802</text:p>
          </table:table-cell>
          <table:table-cell office:value-type="float" office:value="282.06" table:style-name="ce14">
            <text:p>282.06</text:p>
          </table:table-cell>
          <table:table-cell office:value-type="float" office:value="17" table:style-name="ce14">
            <text:p>17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D-Ala</text:p>
          </table:table-cell>
          <table:table-cell office:value-type="string" table:style-name="ce9">
            <text:p><text:s/>bAla</text:p>
          </table:table-cell>
          <table:table-cell office:value-type="string" table:style-name="ce9">
            <text:p><text:s/>Th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CCSCc1cccc(CSCCC(N[C@@H](CC(NCCOCCOCCCCCCCl)=O)C(N[C@H](C)C(NCC2)=O)=O)=O)n1)=O)NC2=O)O</text:p>
          </table:table-cell>
          <table:table-cell office:value-type="float" office:value="9.704515664451776" table:style-name="ce12">
            <text:p>9.7</text:p>
          </table:table-cell>
          <table:table-cell office:value-type="float" office:value="832.48" table:style-name="ce13">
            <text:p>832.48</text:p>
          </table:table-cell>
          <table:table-cell office:value-type="float" office:value="-7.0699999999999999E-2" table:style-name="ce14">
            <text:p>-0.0707</text:p>
          </table:table-cell>
          <table:table-cell office:value-type="float" office:value="-4.8029999999999999" table:style-name="ce14">
            <text:p>-4.803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646.49" table:style-name="ce14">
            <text:p>646.49</text:p>
          </table:table-cell>
          <table:table-cell office:value-type="float" office:value="0.34966000000000003" table:style-name="ce14">
            <text:p>0.34966</text:p>
          </table:table-cell>
          <table:table-cell office:value-type="float" office:value="276.77999999999997" table:style-name="ce14">
            <text:p>276.78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Aze</text:p>
          </table:table-cell>
          <table:table-cell office:value-type="string" table:style-name="ce9">
            <text:p><text:s/>Ile</text:p>
          </table:table-cell>
          <table:table-cell office:value-type="string" table:style-name="ce9">
            <text:p><text:s/>A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[C@@H](CC(N)=O)C(NCCSCc1cccc(CSCCC(N[C@@H](CC(NCCOCCOCCCCCCCl)=O)C(N2[C@H]3CC2)=O)=O)n1)=O)=O)NC3=O</text:p>
          </table:table-cell>
          <table:table-cell office:value-type="float" office:value="15.083913879732343" table:style-name="ce12">
            <text:p>15.1</text:p>
          </table:table-cell>
          <table:table-cell office:value-type="float" office:value="899.57" table:style-name="ce13">
            <text:p>899.57</text:p>
          </table:table-cell>
          <table:table-cell office:value-type="float" office:value="0.58360000000000001" table:style-name="ce14">
            <text:p>0.5836</text:p>
          </table:table-cell>
          <table:table-cell office:value-type="float" office:value="-5.3150000000000004" table:style-name="ce14">
            <text:p>-5.315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4">
            <text:p>6</text:p>
          </table:table-cell>
          <table:table-cell office:value-type="float" office:value="691.77" table:style-name="ce14">
            <text:p>691.77</text:p>
          </table:table-cell>
          <table:table-cell office:value-type="float" office:value="0.33732000000000001" table:style-name="ce14">
            <text:p>0.33732</text:p>
          </table:table-cell>
          <table:table-cell office:value-type="float" office:value="290.85000000000002" table:style-name="ce14">
            <text:p>290.85</text:p>
          </table:table-cell>
          <table:table-cell office:value-type="float" office:value="18" table:style-name="ce14">
            <text:p>18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3Aze</text:p>
          </table:table-cell>
          <table:table-cell office:value-type="string" table:style-name="ce9">
            <text:p><text:s/>D-Pro</text:p>
          </table:table-cell>
          <table:table-cell office:value-type="string" table:style-name="ce9">
            <text:p><text:s/>Gly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1)CC1C(N(CCC1)[C@H]1C(NCC(NCCSCc1cccc(CSCC2)n1)=O)=O)=O)=O)NC2=O)NCCOCCOCCCCCCCl</text:p>
          </table:table-cell>
          <table:table-cell office:value-type="float" office:value="51.561215311485995" table:style-name="ce12">
            <text:p>51.6</text:p>
          </table:table-cell>
          <table:table-cell office:value-type="float" office:value="826.48" table:style-name="ce13">
            <text:p>826.48</text:p>
          </table:table-cell>
          <table:table-cell office:value-type="float" office:value="0.87809999999999999" table:style-name="ce14">
            <text:p>0.8781</text:p>
          </table:table-cell>
          <table:table-cell office:value-type="float" office:value="-4.2220000000000004" table:style-name="ce14">
            <text:p>-4.222</text:p>
          </table:table-cell>
          <table:table-cell office:value-type="float" office:value="15" table:style-name="ce14">
            <text:p>15</text:p>
          </table:table-cell>
          <table:table-cell office:value-type="float" office:value="4" table:style-name="ce14">
            <text:p>4</text:p>
          </table:table-cell>
          <table:table-cell office:value-type="float" office:value="628.84" table:style-name="ce14">
            <text:p>628.84</text:p>
          </table:table-cell>
          <table:table-cell office:value-type="float" office:value="0.31347999999999998" table:style-name="ce14">
            <text:p>0.31348</text:p>
          </table:table-cell>
          <table:table-cell office:value-type="float" office:value="238.97" table:style-name="ce14">
            <text:p>238.9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4amb</text:p>
          </table:table-cell>
          <table:table-cell office:value-type="string" table:style-name="ce9">
            <text:p><text:s/>Sar</text:p>
          </table:table-cell>
          <table:table-cell office:value-type="string" table:style-name="ce9">
            <text:p><text:s/>Ph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N(CC(N[C@@H](Cc1ccccc1)C(NCCSCc1cccc(CSCCC(N[C@@H](CC(NCCOCCOCCCCCCCl)=O)C(NCc2ccc3cc2)=O)=O)n1)=O)=O)C3=O</text:p>
          </table:table-cell>
          <table:table-cell office:value-type="float" office:value="11.962166245989472" table:style-name="ce12">
            <text:p>12.0</text:p>
          </table:table-cell>
          <table:table-cell office:value-type="float" office:value="940.62" table:style-name="ce13">
            <text:p>940.62</text:p>
          </table:table-cell>
          <table:table-cell office:value-type="float" office:value="3.1646000000000001" table:style-name="ce14">
            <text:p>3.1646</text:p>
          </table:table-cell>
          <table:table-cell office:value-type="float" office:value="-6.6180000000000003" table:style-name="ce14">
            <text:p>-6.618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35" table:style-name="ce14">
            <text:p>735</text:p>
          </table:table-cell>
          <table:table-cell office:value-type="float" office:value="0.27897" table:style-name="ce14">
            <text:p>0.27897</text:p>
          </table:table-cell>
          <table:table-cell office:value-type="float" office:value="247.76" table:style-name="ce14">
            <text:p>247.76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Sar</text:p>
          </table:table-cell>
          <table:table-cell office:value-type="string" table:style-name="ce9">
            <text:p><text:s/>Aze</text:p>
          </table:table-cell>
          <table:table-cell office:value-type="string" table:style-name="ce9">
            <text:p><text:s/>NMe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(C)CC(N2[C@H]3CC2)=O)=O)=O)n1)=O)N(C)C3=O</text:p>
          </table:table-cell>
          <table:table-cell office:value-type="float" office:value="40.057096465525348" table:style-name="ce12">
            <text:p>40.1</text:p>
          </table:table-cell>
          <table:table-cell office:value-type="float" office:value="828.49" table:style-name="ce13">
            <text:p>828.49</text:p>
          </table:table-cell>
          <table:table-cell office:value-type="float" office:value="0.84989999999999999" table:style-name="ce14">
            <text:p>0.8499</text:p>
          </table:table-cell>
          <table:table-cell office:value-type="float" office:value="-3.6920000000000002" table:style-name="ce14">
            <text:p>-3.692</text:p>
          </table:table-cell>
          <table:table-cell office:value-type="float" office:value="15" table:style-name="ce14">
            <text:p>15</text:p>
          </table:table-cell>
          <table:table-cell office:value-type="float" office:value="3" table:style-name="ce14">
            <text:p>3</text:p>
          </table:table-cell>
          <table:table-cell office:value-type="float" office:value="636.67999999999995" table:style-name="ce14">
            <text:p>636.68</text:p>
          </table:table-cell>
          <table:table-cell office:value-type="float" office:value="0.29720000000000002" table:style-name="ce14">
            <text:p>0.2972</text:p>
          </table:table-cell>
          <table:table-cell office:value-type="float" office:value="230.18" table:style-name="ce14">
            <text:p>230.18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Aze</text:p>
          </table:table-cell>
          <table:table-cell office:value-type="string" table:style-name="ce9">
            <text:p><text:s/>D-Pro</text:p>
          </table:table-cell>
          <table:table-cell office:value-type="string" table:style-name="ce9">
            <text:p><text:s/>D-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CCSCc1cccc(CSCCC(N[C@@H](CC(NCCOCCOCCCCCCCl)=O)C(N(CC2)[C@@H]2C(N2[C@@H]3CCC2)=O)=O)=O)n1)=O)NC3=O</text:p>
          </table:table-cell>
          <table:table-cell office:value-type="float" office:value="24.329787844642397" table:style-name="ce12">
            <text:p>24.3</text:p>
          </table:table-cell>
          <table:table-cell office:value-type="float" office:value="840.51" table:style-name="ce13">
            <text:p>840.51</text:p>
          </table:table-cell>
          <table:table-cell office:value-type="float" office:value="1.2927999999999999" table:style-name="ce14">
            <text:p>1.2928</text:p>
          </table:table-cell>
          <table:table-cell office:value-type="float" office:value="-4.8179999999999996" table:style-name="ce14">
            <text:p>-4.818</text:p>
          </table:table-cell>
          <table:table-cell office:value-type="float" office:value="15" table:style-name="ce14">
            <text:p>15</text:p>
          </table:table-cell>
          <table:table-cell office:value-type="float" office:value="4" table:style-name="ce14">
            <text:p>4</text:p>
          </table:table-cell>
          <table:table-cell office:value-type="float" office:value="639.84" table:style-name="ce14">
            <text:p>639.84</text:p>
          </table:table-cell>
          <table:table-cell office:value-type="float" office:value="0.30808999999999997" table:style-name="ce14">
            <text:p>0.30809</text:p>
          </table:table-cell>
          <table:table-cell office:value-type="float" office:value="238.97" table:style-name="ce14">
            <text:p>238.9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Val</text:p>
          </table:table-cell>
          <table:table-cell office:value-type="string" table:style-name="ce9">
            <text:p><text:s/>Ser</text:p>
          </table:table-cell>
          <table:table-cell office:value-type="string" table:style-name="ce9">
            <text:p><text:s/>b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[C@@H](CO)C(NCCC(NCCSCc1cccc(CSCCC(N[C@H]2CC(NCCOCCOCCCCCCCl)=O)=O)n1)=O)=O)=O)NC2=O</text:p>
          </table:table-cell>
          <table:table-cell office:value-type="float" office:value="11.870501797650633" table:style-name="ce12">
            <text:p>11.9</text:p>
          </table:table-cell>
          <table:table-cell office:value-type="float" office:value="846.51" table:style-name="ce13">
            <text:p>846.51</text:p>
          </table:table-cell>
          <table:table-cell office:value-type="float" office:value="0.2427" table:style-name="ce14">
            <text:p>0.2427</text:p>
          </table:table-cell>
          <table:table-cell office:value-type="float" office:value="-4.8550000000000004" table:style-name="ce14">
            <text:p>-4.855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660.25" table:style-name="ce14">
            <text:p>660.25</text:p>
          </table:table-cell>
          <table:table-cell office:value-type="float" office:value="0.34237000000000001" table:style-name="ce14">
            <text:p>0.34237</text:p>
          </table:table-cell>
          <table:table-cell office:value-type="float" office:value="276.77999999999997" table:style-name="ce14">
            <text:p>276.78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Trp</text:p>
          </table:table-cell>
          <table:table-cell office:value-type="string" table:style-name="ce9">
            <text:p><text:s/>Leu</text:p>
          </table:table-cell>
          <table:table-cell office:value-type="string" table:style-name="ce9">
            <text:p><text:s/>D-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[C@H](C)C(NCCSCc1cccc(CSCCC(N[C@@H](CC(NCCOCCOCCCCCCCl)=O)C(N[C@H]2Cc3c[nH]c4c3cccc4)=O)=O)n1)=O)=O)NC2=O</text:p>
          </table:table-cell>
          <table:table-cell office:value-type="float" office:value="14.341500505533787" table:style-name="ce12">
            <text:p>14.3</text:p>
          </table:table-cell>
          <table:table-cell office:value-type="float" office:value="959.67" table:style-name="ce13">
            <text:p>959.67</text:p>
          </table:table-cell>
          <table:table-cell office:value-type="float" office:value="3.01" table:style-name="ce14">
            <text:p>3.01</text:p>
          </table:table-cell>
          <table:table-cell office:value-type="float" office:value="-7.4" table:style-name="ce14">
            <text:p>-7.4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748.83" table:style-name="ce14">
            <text:p>748.83</text:p>
          </table:table-cell>
          <table:table-cell office:value-type="float" office:value="0.30306" table:style-name="ce14">
            <text:p>0.30306</text:p>
          </table:table-cell>
          <table:table-cell office:value-type="float" office:value="272.33999999999997" table:style-name="ce14">
            <text:p>272.34</text:p>
          </table:table-cell>
          <table:table-cell office:value-type="float" office:value="18" table:style-name="ce14">
            <text:p>18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Tyr</text:p>
          </table:table-cell>
          <table:table-cell office:value-type="string" table:style-name="ce9">
            <text:p><text:s/>Trp</text:p>
          </table:table-cell>
          <table:table-cell office:value-type="string" table:style-name="ce9">
            <text:p><text:s/>D-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CCSCc1cccc(CSCCC(N[C@@H](CC(NCCOCCOCCCCCCCl)=O)C(N[C@@H](Cc(cc2)ccc2O)C(N[C@H]2Cc3c[nH]c4c3cccc4)=O)=O)=O)n1)=O)NC2=O</text:p>
          </table:table-cell>
          <table:table-cell office:value-type="float" office:value="8.7134391107344626" table:style-name="ce12">
            <text:p>8.7</text:p>
          </table:table-cell>
          <table:table-cell office:value-type="float" office:value="1009.7" table:style-name="ce13">
            <text:p>1009.7</text:p>
          </table:table-cell>
          <table:table-cell office:value-type="float" office:value="2.9790999999999999" table:style-name="ce14">
            <text:p>2.9791</text:p>
          </table:table-cell>
          <table:table-cell office:value-type="float" office:value="-7.5389999999999997" table:style-name="ce14">
            <text:p>-7.539</text:p>
          </table:table-cell>
          <table:table-cell office:value-type="float" office:value="17" table:style-name="ce14">
            <text:p>17</text:p>
          </table:table-cell>
          <table:table-cell office:value-type="float" office:value="8" table:style-name="ce14">
            <text:p>8</text:p>
          </table:table-cell>
          <table:table-cell office:value-type="float" office:value="777.92" table:style-name="ce14">
            <text:p>777.92</text:p>
          </table:table-cell>
          <table:table-cell office:value-type="float" office:value="0.30857000000000001" table:style-name="ce14">
            <text:p>0.30857</text:p>
          </table:table-cell>
          <table:table-cell office:value-type="float" office:value="292.57" table:style-name="ce14">
            <text:p>292.57</text:p>
          </table:table-cell>
          <table:table-cell office:value-type="float" office:value="18" table:style-name="ce14">
            <text:p>18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4amb</text:p>
          </table:table-cell>
          <table:table-cell office:value-type="string" table:style-name="ce9">
            <text:p><text:s/>Phe</text:p>
          </table:table-cell>
          <table:table-cell office:value-type="string" table:style-name="ce9">
            <text:p><text:s/>2Achc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cc1)ccc1C(N[C@@H](Cc1ccccc1)C(N[C@H](CCCC1)[C@@H]1C(NCCSCc1cccc(CSCC2)n1)=O)=O)=O)=O)NC2=O)NCCOCCOCCCCCCCl</text:p>
          </table:table-cell>
          <table:table-cell office:value-type="float" office:value="11.250571838798756" table:style-name="ce12">
            <text:p>11.3</text:p>
          </table:table-cell>
          <table:table-cell office:value-type="float" office:value="994.72" table:style-name="ce13">
            <text:p>994.72</text:p>
          </table:table-cell>
          <table:table-cell office:value-type="float" office:value="4.3167999999999997" table:style-name="ce14">
            <text:p>4.3168</text:p>
          </table:table-cell>
          <table:table-cell office:value-type="float" office:value="-8.4139999999999997" table:style-name="ce14">
            <text:p>-8.414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776.68" table:style-name="ce14">
            <text:p>776.68</text:p>
          </table:table-cell>
          <table:table-cell office:value-type="float" office:value="0.27417999999999998" table:style-name="ce14">
            <text:p>0.27418</text:p>
          </table:table-cell>
          <table:table-cell office:value-type="float" office:value="256.55" table:style-name="ce14">
            <text:p>256.55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Thr</text:p>
          </table:table-cell>
          <table:table-cell office:value-type="string" table:style-name="ce9">
            <text:p><text:s/>cAcha</text:p>
          </table:table-cell>
          <table:table-cell office:value-type="string" table:style-name="ce9">
            <text:p><text:s/>D-Pro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C(CC1)CCC1CC(N(CCC1)[C@H]1C(NCCSCc1cccc(CSCCC(N[C@H]2CC(NCCOCCOCCCCCCCl)=O)=O)n1)=O)=O)=O)NC2=O)O</text:p>
          </table:table-cell>
          <table:table-cell office:value-type="float" office:value="4.8512130613035751" table:style-name="ce12">
            <text:p>4.9</text:p>
          </table:table-cell>
          <table:table-cell office:value-type="float" office:value="926.64" table:style-name="ce13">
            <text:p>926.64</text:p>
          </table:table-cell>
          <table:table-cell office:value-type="float" office:value="1.9645999999999999" table:style-name="ce14">
            <text:p>1.9646</text:p>
          </table:table-cell>
          <table:table-cell office:value-type="float" office:value="-6.2610000000000001" table:style-name="ce14">
            <text:p>-6.261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4">
            <text:p>6</text:p>
          </table:table-cell>
          <table:table-cell office:value-type="float" office:value="713.63" table:style-name="ce14">
            <text:p>713.63</text:p>
          </table:table-cell>
          <table:table-cell office:value-type="float" office:value="0.30568000000000001" table:style-name="ce14">
            <text:p>0.30568</text:p>
          </table:table-cell>
          <table:table-cell office:value-type="float" office:value="267.99" table:style-name="ce14">
            <text:p>267.99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cAcha</text:p>
          </table:table-cell>
          <table:table-cell office:value-type="string" table:style-name="ce9">
            <text:p><text:s/>NMeAla</text:p>
          </table:table-cell>
          <table:table-cell office:value-type="string" table:style-name="ce9">
            <text:p><text:s/>4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(cc1)ccc1C(NCCSCc1cccc(CSCCC(N[C@@H](CC(NCCOCCOCCCCCCCl)=O)C(NC(CC2)CCC2C2)=O)=O)n1)=O)=O)N(C)C2=O</text:p>
          </table:table-cell>
          <table:table-cell office:value-type="float" office:value="16.264573838896723" table:style-name="ce12">
            <text:p>16.3</text:p>
          </table:table-cell>
          <table:table-cell office:value-type="float" office:value="946.67" table:style-name="ce13">
            <text:p>946.67</text:p>
          </table:table-cell>
          <table:table-cell office:value-type="float" office:value="3.5958000000000001" table:style-name="ce14">
            <text:p>3.5958</text:p>
          </table:table-cell>
          <table:table-cell office:value-type="float" office:value="-7.1870000000000003" table:style-name="ce14">
            <text:p>-7.187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40.28" table:style-name="ce14">
            <text:p>740.28</text:p>
          </table:table-cell>
          <table:table-cell office:value-type="float" office:value="0.27698" table:style-name="ce14">
            <text:p>0.27698</text:p>
          </table:table-cell>
          <table:table-cell office:value-type="float" office:value="247.76" table:style-name="ce14">
            <text:p>247.7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Ser</text:p>
          </table:table-cell>
          <table:table-cell office:value-type="string" table:style-name="ce9">
            <text:p><text:s/>2Achc</text:p>
          </table:table-cell>
          <table:table-cell office:value-type="string" table:style-name="ce9">
            <text:p><text:s/>Ph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[C@@H](C(N[C@H](CCCC1)[C@@H]1C(N[C@@H](Cc1ccccc1)C(NCCSCc1cccc(CSCCC(N[C@H]2CC(NCCOCCOCCCCCCCl)=O)=O)n1)=O)=O)=O)NC2=O</text:p>
          </table:table-cell>
          <table:table-cell office:value-type="float" office:value="9.7175857928116258" table:style-name="ce12">
            <text:p>9.7</text:p>
          </table:table-cell>
          <table:table-cell office:value-type="float" office:value="948.64" table:style-name="ce13">
            <text:p>948.64</text:p>
          </table:table-cell>
          <table:table-cell office:value-type="float" office:value="1.9762" table:style-name="ce14">
            <text:p>1.9762</text:p>
          </table:table-cell>
          <table:table-cell office:value-type="float" office:value="-6.7240000000000002" table:style-name="ce14">
            <text:p>-6.724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735.77" table:style-name="ce14">
            <text:p>735.77</text:p>
          </table:table-cell>
          <table:table-cell office:value-type="float" office:value="0.30723" table:style-name="ce14">
            <text:p>0.30723</text:p>
          </table:table-cell>
          <table:table-cell office:value-type="float" office:value="276.77999999999997" table:style-name="ce14">
            <text:p>276.78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cAcha</text:p>
          </table:table-cell>
          <table:table-cell office:value-type="string" table:style-name="ce9">
            <text:p><text:s/>D-Ala</text:p>
          </table:table-cell>
          <table:table-cell office:value-type="string" table:style-name="ce9">
            <text:p><text:s/>NMe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(C)[C@@H](C)C(NCCSCc1cccc(CSCCC(N[C@@H](CC(NCCOCCOCCCCCCCl)=O)C(NC(CC2)CCC2C2)=O)=O)n1)=O)=O)NC2=O</text:p>
          </table:table-cell>
          <table:table-cell office:value-type="float" office:value="18.49053697944516" table:style-name="ce12">
            <text:p>18.5</text:p>
          </table:table-cell>
          <table:table-cell office:value-type="float" office:value="884.6" table:style-name="ce13">
            <text:p>884.6</text:p>
          </table:table-cell>
          <table:table-cell office:value-type="float" office:value="2.1819000000000002" table:style-name="ce14">
            <text:p>2.1819</text:p>
          </table:table-cell>
          <table:table-cell office:value-type="float" office:value="-6.0039999999999996" table:style-name="ce14">
            <text:p>-6.004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691.52" table:style-name="ce14">
            <text:p>691.52</text:p>
          </table:table-cell>
          <table:table-cell office:value-type="float" office:value="0.29651" table:style-name="ce14">
            <text:p>0.29651</text:p>
          </table:table-cell>
          <table:table-cell office:value-type="float" office:value="247.76" table:style-name="ce14">
            <text:p>247.7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2Achc</text:p>
          </table:table-cell>
          <table:table-cell office:value-type="string" table:style-name="ce9">
            <text:p><text:s/>4amb</text:p>
          </table:table-cell>
          <table:table-cell office:value-type="string" table:style-name="ce9">
            <text:p><text:s/>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H](CCCC1)[C@@H]1C(NCc(cc1)ccc1C(N(CC1)[C@@H]1C(NCCSCc1cccc(CSCC2)n1)=O)=O)=O)=O)NC2=O)NCCOCCOCCCCCCCl</text:p>
          </table:table-cell>
          <table:table-cell office:value-type="float" office:value="8.3815400308237287" table:style-name="ce12">
            <text:p>8.4</text:p>
          </table:table-cell>
          <table:table-cell office:value-type="float" office:value="930.63" table:style-name="ce13">
            <text:p>930.63</text:p>
          </table:table-cell>
          <table:table-cell office:value-type="float" office:value="3.1495000000000002" table:style-name="ce14">
            <text:p>3.1495</text:p>
          </table:table-cell>
          <table:table-cell office:value-type="float" office:value="-7.0330000000000004" table:style-name="ce14">
            <text:p>-7.033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16.02" table:style-name="ce14">
            <text:p>716.02</text:p>
          </table:table-cell>
          <table:table-cell office:value-type="float" office:value="0.28636" table:style-name="ce14">
            <text:p>0.28636</text:p>
          </table:table-cell>
          <table:table-cell office:value-type="float" office:value="247.76" table:style-name="ce14">
            <text:p>247.7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2Achc</text:p>
          </table:table-cell>
          <table:table-cell office:value-type="string" table:style-name="ce9">
            <text:p><text:s/>Nip</text:p>
          </table:table-cell>
          <table:table-cell office:value-type="string" table:style-name="ce9">
            <text:p><text:s/>Pro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H](CCCC1)[C@@H]1C(N(CCC1)C[C@H]1C(N(CCC1)[C@@H]1C(NCCSCc1cccc(CSCC2)n1)=O)=O)=O)=O)NC2=O)NCCOCCOCCCCCCCl</text:p>
          </table:table-cell>
          <table:table-cell office:value-type="float" office:value="8.8741080984640774" table:style-name="ce12">
            <text:p>8.9</text:p>
          </table:table-cell>
          <table:table-cell office:value-type="float" office:value="922.65" table:style-name="ce13">
            <text:p>922.65</text:p>
          </table:table-cell>
          <table:table-cell office:value-type="float" office:value="2.9807999999999999" table:style-name="ce14">
            <text:p>2.9808</text:p>
          </table:table-cell>
          <table:table-cell office:value-type="float" office:value="-6.1959999999999997" table:style-name="ce14">
            <text:p>-6.196</text:p>
          </table:table-cell>
          <table:table-cell office:value-type="float" office:value="15" table:style-name="ce14">
            <text:p>15</text:p>
          </table:table-cell>
          <table:table-cell office:value-type="float" office:value="4" table:style-name="ce14">
            <text:p>4</text:p>
          </table:table-cell>
          <table:table-cell office:value-type="float" office:value="709.14" table:style-name="ce14">
            <text:p>709.14</text:p>
          </table:table-cell>
          <table:table-cell office:value-type="float" office:value="0.27798" table:style-name="ce14">
            <text:p>0.27798</text:p>
          </table:table-cell>
          <table:table-cell office:value-type="float" office:value="238.97" table:style-name="ce14">
            <text:p>238.9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3Aze</text:p>
          </table:table-cell>
          <table:table-cell office:value-type="string" table:style-name="ce9">
            <text:p><text:s/>2Achc</text:p>
          </table:table-cell>
          <table:table-cell office:value-type="string" table:style-name="ce9">
            <text:p><text:s/>Leu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CCSCc1cccc(CSCCC(N[C@@H](CC(NCCOCCOCCCCCCCl)=O)C(N(C2)CC2C(N[C@H]2[C@H]3CCCC2)=O)=O)=O)n1)=O)NC3=O</text:p>
          </table:table-cell>
          <table:table-cell office:value-type="float" office:value="26.571429987388079" table:style-name="ce12">
            <text:p>26.6</text:p>
          </table:table-cell>
          <table:table-cell office:value-type="float" office:value="910.64" table:style-name="ce13">
            <text:p>910.64</text:p>
          </table:table-cell>
          <table:table-cell office:value-type="float" office:value="2.8073000000000001" table:style-name="ce14">
            <text:p>2.8073</text:p>
          </table:table-cell>
          <table:table-cell office:value-type="float" office:value="-6.3319999999999999" table:style-name="ce14">
            <text:p>-6.332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05.78" table:style-name="ce14">
            <text:p>705.78</text:p>
          </table:table-cell>
          <table:table-cell office:value-type="float" office:value="0.29052" table:style-name="ce14">
            <text:p>0.29052</text:p>
          </table:table-cell>
          <table:table-cell office:value-type="float" office:value="247.76" table:style-name="ce14">
            <text:p>247.76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D-Pip</text:p>
          </table:table-cell>
          <table:table-cell office:value-type="string" table:style-name="ce9">
            <text:p><text:s/>D-Ala</text:p>
          </table:table-cell>
          <table:table-cell office:value-type="string" table:style-name="ce9">
            <text:p><text:s/>Ph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[C@@H](Cc1ccccc1)C(NCCSCc1cccc(CSCCC(N[C@@H](CC(NCCOCCOCCCCCCCl)=O)C(N2[C@@H]3CCCC2)=O)=O)n1)=O)=O)NC3=O</text:p>
          </table:table-cell>
          <table:table-cell office:value-type="float" office:value="91.739670068074133" table:style-name="ce12">
            <text:p>91.7</text:p>
          </table:table-cell>
          <table:table-cell office:value-type="float" office:value="918.62" table:style-name="ce13">
            <text:p>918.62</text:p>
          </table:table-cell>
          <table:table-cell office:value-type="float" office:value="2.8020999999999998" table:style-name="ce14">
            <text:p>2.8021</text:p>
          </table:table-cell>
          <table:table-cell office:value-type="float" office:value="-6.4690000000000003" table:style-name="ce14">
            <text:p>-6.469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14.26" table:style-name="ce14">
            <text:p>714.26</text:p>
          </table:table-cell>
          <table:table-cell office:value-type="float" office:value="0.28706999999999999" table:style-name="ce14">
            <text:p>0.28707</text:p>
          </table:table-cell>
          <table:table-cell office:value-type="float" office:value="247.76" table:style-name="ce14">
            <text:p>247.76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Gln</text:p>
          </table:table-cell>
          <table:table-cell office:value-type="string" table:style-name="ce9">
            <text:p><text:s/>D-Ala</text:p>
          </table:table-cell>
          <table:table-cell office:value-type="string" table:style-name="ce9">
            <text:p><text:s/>Sa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(C)CC(NCCSCc1cccc(CSCCC(N[C@@H](CC(NCCOCCOCCCCCCCl)=O)C(N[C@H]2CCC(N)=O)=O)=O)n1)=O)=O)NC2=O</text:p>
          </table:table-cell>
          <table:table-cell office:value-type="float" office:value="11.292172031479581" table:style-name="ce12">
            <text:p>11.3</text:p>
          </table:table-cell>
          <table:table-cell office:value-type="float" office:value="859.51" table:style-name="ce13">
            <text:p>859.51</text:p>
          </table:table-cell>
          <table:table-cell office:value-type="float" office:value="-0.45650000000000002" table:style-name="ce14">
            <text:p>-0.4565</text:p>
          </table:table-cell>
          <table:table-cell office:value-type="float" office:value="-4.391" table:style-name="ce14">
            <text:p>-4.391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4">
            <text:p>6</text:p>
          </table:table-cell>
          <table:table-cell office:value-type="float" office:value="666.51" table:style-name="ce14">
            <text:p>666.51</text:p>
          </table:table-cell>
          <table:table-cell office:value-type="float" office:value="0.35010999999999998" table:style-name="ce14">
            <text:p>0.35011</text:p>
          </table:table-cell>
          <table:table-cell office:value-type="float" office:value="290.85000000000002" table:style-name="ce14">
            <text:p>290.85</text:p>
          </table:table-cell>
          <table:table-cell office:value-type="float" office:value="17" table:style-name="ce14">
            <text:p>17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D-Ala</text:p>
          </table:table-cell>
          <table:table-cell office:value-type="string" table:style-name="ce9">
            <text:p><text:s/>His</text:p>
          </table:table-cell>
          <table:table-cell office:value-type="string" table:style-name="ce9">
            <text:p><text:s/>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C(N[C@@H](Cc1c[nH]cn1)C(N(CC1)[C@@H]1C(NCCSCc1cccc(CSCCC(N[C@H]2CC(NCCOCCOCCCCCCCl)=O)=O)n1)=O)=O)=O)NC2=O</text:p>
          </table:table-cell>
          <table:table-cell office:value-type="float" office:value="6.7219109960439667" table:style-name="ce12">
            <text:p>6.7</text:p>
          </table:table-cell>
          <table:table-cell office:value-type="float" office:value="880.53" table:style-name="ce13">
            <text:p>880.53</text:p>
          </table:table-cell>
          <table:table-cell office:value-type="float" office:value="0.33229999999999998" table:style-name="ce14">
            <text:p>0.3323</text:p>
          </table:table-cell>
          <table:table-cell office:value-type="float" office:value="-4.7679999999999998" table:style-name="ce14">
            <text:p>-4.768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4">
            <text:p>6</text:p>
          </table:table-cell>
          <table:table-cell office:value-type="float" office:value="675.07" table:style-name="ce14">
            <text:p>675.07</text:p>
          </table:table-cell>
          <table:table-cell office:value-type="float" office:value="0.34071000000000001" table:style-name="ce14">
            <text:p>0.34071</text:p>
          </table:table-cell>
          <table:table-cell office:value-type="float" office:value="276.44" table:style-name="ce14">
            <text:p>276.44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NMeAla</text:p>
          </table:table-cell>
          <table:table-cell office:value-type="string" table:style-name="ce9">
            <text:p><text:s/>Asn</text:p>
          </table:table-cell>
          <table:table-cell office:value-type="string" table:style-name="ce9">
            <text:p><text:s/>Ty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[C@@H](CC(N)=O)C(N[C@@H](Cc(cc1)ccc1O)C(NCCSCc1cccc(CSCCC(N[C@H]2CC(NCCOCCOCCCCCCCl)=O)=O)n1)=O)=O)=O)N(C)C2=O</text:p>
          </table:table-cell>
          <table:table-cell office:value-type="float" office:value="9.9537967398335567" table:style-name="ce12">
            <text:p>10.0</text:p>
          </table:table-cell>
          <table:table-cell office:value-type="float" office:value="951.6" table:style-name="ce13">
            <text:p>951.6</text:p>
          </table:table-cell>
          <table:table-cell office:value-type="float" office:value="0.54459999999999997" table:style-name="ce14">
            <text:p>0.5446</text:p>
          </table:table-cell>
          <table:table-cell office:value-type="float" office:value="-5.3380000000000001" table:style-name="ce14">
            <text:p>-5.338</text:p>
          </table:table-cell>
          <table:table-cell office:value-type="float" office:value="18" table:style-name="ce14">
            <text:p>18</text:p>
          </table:table-cell>
          <table:table-cell office:value-type="float" office:value="7" table:style-name="ce14">
            <text:p>7</text:p>
          </table:table-cell>
          <table:table-cell office:value-type="float" office:value="731.36" table:style-name="ce14">
            <text:p>731.36</text:p>
          </table:table-cell>
          <table:table-cell office:value-type="float" office:value="0.33696999999999999" table:style-name="ce14">
            <text:p>0.33697</text:p>
          </table:table-cell>
          <table:table-cell office:value-type="float" office:value="311.08" table:style-name="ce14">
            <text:p>311.08</text:p>
          </table:table-cell>
          <table:table-cell office:value-type="float" office:value="18" table:style-name="ce14">
            <text:p>18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Gly</text:p>
          </table:table-cell>
          <table:table-cell office:value-type="string" table:style-name="ce9">
            <text:p><text:s/>His</text:p>
          </table:table-cell>
          <table:table-cell office:value-type="string" table:style-name="ce9">
            <text:p><text:s/>3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N[C@@H](Cc1c[nH]cn1)C(NCc1cc(C(NCCSCc2cccc(CSCC3)n2)=O)ccc1)=O)=O)=O)NC3=O)NCCOCCOCCCCCCCl</text:p>
          </table:table-cell>
          <table:table-cell office:value-type="float" office:value="5.7341985260597923" table:style-name="ce12">
            <text:p>5.7</text:p>
          </table:table-cell>
          <table:table-cell office:value-type="float" office:value="916.56" table:style-name="ce13">
            <text:p>916.56</text:p>
          </table:table-cell>
          <table:table-cell office:value-type="float" office:value="1.1123000000000001" table:style-name="ce14">
            <text:p>1.1123</text:p>
          </table:table-cell>
          <table:table-cell office:value-type="float" office:value="-5.819" table:style-name="ce14">
            <text:p>-5.819</text:p>
          </table:table-cell>
          <table:table-cell office:value-type="float" office:value="17" table:style-name="ce14">
            <text:p>17</text:p>
          </table:table-cell>
          <table:table-cell office:value-type="float" office:value="7" table:style-name="ce14">
            <text:p>7</text:p>
          </table:table-cell>
          <table:table-cell office:value-type="float" office:value="712.23" table:style-name="ce14">
            <text:p>712.23</text:p>
          </table:table-cell>
          <table:table-cell office:value-type="float" office:value="0.33404" table:style-name="ce14">
            <text:p>0.33404</text:p>
          </table:table-cell>
          <table:table-cell office:value-type="float" office:value="285.23" table:style-name="ce14">
            <text:p>285.23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Pro</text:p>
          </table:table-cell>
          <table:table-cell office:value-type="string" table:style-name="ce9">
            <text:p><text:s/>bAla</text:p>
          </table:table-cell>
          <table:table-cell office:value-type="string" table:style-name="ce9">
            <text:p><text:s/>His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[C@@H]1C(NCCC(N[C@@H](Cc1c[nH]cn1)C(NCCSCc1cccc(CSCC2)n1)=O)=O)=O)=O)NC2=O)NCCOCCOCCCCCCCl</text:p>
          </table:table-cell>
          <table:table-cell office:value-type="float" office:value="9.62029286818521" table:style-name="ce12">
            <text:p>9.6</text:p>
          </table:table-cell>
          <table:table-cell office:value-type="float" office:value="894.56" table:style-name="ce13">
            <text:p>894.56</text:p>
          </table:table-cell>
          <table:table-cell office:value-type="float" office:value="0.76939999999999997" table:style-name="ce14">
            <text:p>0.7694</text:p>
          </table:table-cell>
          <table:table-cell office:value-type="float" office:value="-4.93" table:style-name="ce14">
            <text:p>-4.93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4">
            <text:p>6</text:p>
          </table:table-cell>
          <table:table-cell office:value-type="float" office:value="691.59" table:style-name="ce14">
            <text:p>691.59</text:p>
          </table:table-cell>
          <table:table-cell office:value-type="float" office:value="0.33256999999999998" table:style-name="ce14">
            <text:p>0.33257</text:p>
          </table:table-cell>
          <table:table-cell office:value-type="float" office:value="276.44" table:style-name="ce14">
            <text:p>276.44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His</text:p>
          </table:table-cell>
          <table:table-cell office:value-type="string" table:style-name="ce9">
            <text:p><text:s/>Gln</text:p>
          </table:table-cell>
          <table:table-cell office:value-type="string" table:style-name="ce9">
            <text:p><text:s/>Th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CCSCc1cccc(CSCCC(N[C@@H](CC(NCCOCCOCCCCCCCl)=O)C(N[C@@H](Cc2c[nH]cn2)C(N[C@H]2CCC(N)=O)=O)=O)=O)n1)=O)NC2=O)O</text:p>
          </table:table-cell>
          <table:table-cell office:value-type="float" office:value="5.5238013385590605" table:style-name="ce12">
            <text:p>5.5</text:p>
          </table:table-cell>
          <table:table-cell office:value-type="float" office:value="955.6" table:style-name="ce13">
            <text:p>955.6</text:p>
          </table:table-cell>
          <table:table-cell office:value-type="float" office:value="-1.2749999999999999" table:style-name="ce14">
            <text:p>-1.275</text:p>
          </table:table-cell>
          <table:table-cell office:value-type="float" office:value="-4.976" table:style-name="ce14">
            <text:p>-4.976</text:p>
          </table:table-cell>
          <table:table-cell office:value-type="float" office:value="20" table:style-name="ce14">
            <text:p>20</text:p>
          </table:table-cell>
          <table:table-cell office:value-type="float" office:value="9" table:style-name="ce14">
            <text:p>9</text:p>
          </table:table-cell>
          <table:table-cell office:value-type="float" office:value="734.85" table:style-name="ce14">
            <text:p>734.85</text:p>
          </table:table-cell>
          <table:table-cell office:value-type="float" office:value="0.38009999999999999" table:style-name="ce14">
            <text:p>0.3801</text:p>
          </table:table-cell>
          <table:table-cell office:value-type="float" office:value="348.55" table:style-name="ce14">
            <text:p>348.55</text:p>
          </table:table-cell>
          <table:table-cell office:value-type="float" office:value="20" table:style-name="ce14">
            <text:p>20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Tyr</text:p>
          </table:table-cell>
          <table:table-cell office:value-type="string" table:style-name="ce9">
            <text:p><text:s/>Isn</text:p>
          </table:table-cell>
          <table:table-cell office:value-type="string" table:style-name="ce9">
            <text:p><text:s/>2Achc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(CC2)CCC2C(N[C@H](CCCC2)[C@@H]2C(NCCSCc2cccc(CSCCC(N[C@H]3CC(NCCOCCOCCCCCCCl)=O)=O)n2)=O)=O)=O)NC3=O)cc1</text:p>
          </table:table-cell>
          <table:table-cell office:value-type="float" office:value="9.5091071928194779" table:style-name="ce12">
            <text:p>9.5</text:p>
          </table:table-cell>
          <table:table-cell office:value-type="float" office:value="988.71" table:style-name="ce13">
            <text:p>988.71</text:p>
          </table:table-cell>
          <table:table-cell office:value-type="float" office:value="3.4603999999999999" table:style-name="ce14">
            <text:p>3.4604</text:p>
          </table:table-cell>
          <table:table-cell office:value-type="float" office:value="-7.0110000000000001" table:style-name="ce14">
            <text:p>-7.011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4">
            <text:p>6</text:p>
          </table:table-cell>
          <table:table-cell office:value-type="float" office:value="762.39" table:style-name="ce14">
            <text:p>762.39</text:p>
          </table:table-cell>
          <table:table-cell office:value-type="float" office:value="0.28613" table:style-name="ce14">
            <text:p>0.28613</text:p>
          </table:table-cell>
          <table:table-cell office:value-type="float" office:value="267.99" table:style-name="ce14">
            <text:p>267.99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4amb</text:p>
          </table:table-cell>
          <table:table-cell office:value-type="string" table:style-name="ce9">
            <text:p><text:s/>Nip</text:p>
          </table:table-cell>
          <table:table-cell office:value-type="string" table:style-name="ce9">
            <text:p><text:s/>Gly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cc1)ccc1C(N(CCC1)C[C@H]1C(NCC(NCCSCc1cccc(CSCC2)n1)=O)=O)=O)=O)NC2=O)NCCOCCOCCCCCCCl</text:p>
          </table:table-cell>
          <table:table-cell office:value-type="float" office:value="7.0061431368958651" table:style-name="ce12">
            <text:p>7.0</text:p>
          </table:table-cell>
          <table:table-cell office:value-type="float" office:value="890.56" table:style-name="ce13">
            <text:p>890.56</text:p>
          </table:table-cell>
          <table:table-cell office:value-type="float" office:value="2.3593999999999999" table:style-name="ce14">
            <text:p>2.3594</text:p>
          </table:table-cell>
          <table:table-cell office:value-type="float" office:value="-5.9210000000000003" table:style-name="ce14">
            <text:p>-5.921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690.76" table:style-name="ce14">
            <text:p>690.76</text:p>
          </table:table-cell>
          <table:table-cell office:value-type="float" office:value="0.29682999999999998" table:style-name="ce14">
            <text:p>0.29683</text:p>
          </table:table-cell>
          <table:table-cell office:value-type="float" office:value="247.76" table:style-name="ce14">
            <text:p>247.7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D-Pro</text:p>
          </table:table-cell>
          <table:table-cell office:value-type="string" table:style-name="ce9">
            <text:p><text:s/>4amb</text:p>
          </table:table-cell>
          <table:table-cell office:value-type="string" table:style-name="ce9">
            <text:p><text:s/>D-Pro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[C@H]1C(NCc(cc1)ccc1C(N(CCC1)[C@H]1C(NCCSCc1cccc(CSCC2)n1)=O)=O)=O)=O)NC2=O)NCCOCCOCCCCCCCl</text:p>
          </table:table-cell>
          <table:table-cell office:value-type="float" office:value="21.551618576626758" table:style-name="ce12">
            <text:p>21.6</text:p>
          </table:table-cell>
          <table:table-cell office:value-type="float" office:value="916.6" table:style-name="ce13">
            <text:p>916.6</text:p>
          </table:table-cell>
          <table:table-cell office:value-type="float" office:value="3.0487000000000002" table:style-name="ce14">
            <text:p>3.0487</text:p>
          </table:table-cell>
          <table:table-cell office:value-type="float" office:value="-6.2709999999999999" table:style-name="ce14">
            <text:p>-6.271</text:p>
          </table:table-cell>
          <table:table-cell office:value-type="float" office:value="15" table:style-name="ce14">
            <text:p>15</text:p>
          </table:table-cell>
          <table:table-cell office:value-type="float" office:value="4" table:style-name="ce14">
            <text:p>4</text:p>
          </table:table-cell>
          <table:table-cell office:value-type="float" office:value="702.36" table:style-name="ce14">
            <text:p>702.36</text:p>
          </table:table-cell>
          <table:table-cell office:value-type="float" office:value="0.28066999999999998" table:style-name="ce14">
            <text:p>0.28067</text:p>
          </table:table-cell>
          <table:table-cell office:value-type="float" office:value="238.97" table:style-name="ce14">
            <text:p>238.9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Gly</text:p>
          </table:table-cell>
          <table:table-cell office:value-type="string" table:style-name="ce9">
            <text:p><text:s/>2Achc</text:p>
          </table:table-cell>
          <table:table-cell office:value-type="string" table:style-name="ce9">
            <text:p><text:s/>Val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CSCc1cccc(CSCCC(N[C@@H](CC(NCCOCCOCCCCCCCl)=O)C(NCC(N[C@H]2[C@H]3CCCC2)=O)=O)=O)n1)=O)NC3=O</text:p>
          </table:table-cell>
          <table:table-cell office:value-type="float" office:value="17.211613755556009" table:style-name="ce12">
            <text:p>17.2</text:p>
          </table:table-cell>
          <table:table-cell office:value-type="float" office:value="870.57" table:style-name="ce13">
            <text:p>870.57</text:p>
          </table:table-cell>
          <table:table-cell office:value-type="float" office:value="1.7744" table:style-name="ce14">
            <text:p>1.7744</text:p>
          </table:table-cell>
          <table:table-cell office:value-type="float" office:value="-6.1479999999999997" table:style-name="ce14">
            <text:p>-6.148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680.42" table:style-name="ce14">
            <text:p>680.42</text:p>
          </table:table-cell>
          <table:table-cell office:value-type="float" office:value="0.31297000000000003" table:style-name="ce14">
            <text:p>0.31297</text:p>
          </table:table-cell>
          <table:table-cell office:value-type="float" office:value="256.55" table:style-name="ce14">
            <text:p>256.55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4amb</text:p>
          </table:table-cell>
          <table:table-cell office:value-type="string" table:style-name="ce9">
            <text:p><text:s/>4amb</text:p>
          </table:table-cell>
          <table:table-cell office:value-type="string" table:style-name="ce9">
            <text:p><text:s/>I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cc1)ccc1C(NCc(cc1)ccc1C(N(CC1)CCC1C(NCCSCc1cccc(CSCC2)n1)=O)=O)=O)=O)NC2=O)NCCOCCOCCCCCCCl</text:p>
          </table:table-cell>
          <table:table-cell office:value-type="float" office:value="12.696012442577427" table:style-name="ce12">
            <text:p>12.7</text:p>
          </table:table-cell>
          <table:table-cell office:value-type="float" office:value="966.66" table:style-name="ce13">
            <text:p>966.66</text:p>
          </table:table-cell>
          <table:table-cell office:value-type="float" office:value="4.1326000000000001" table:style-name="ce14">
            <text:p>4.1326</text:p>
          </table:table-cell>
          <table:table-cell office:value-type="float" office:value="-7.4820000000000002" table:style-name="ce14">
            <text:p>-7.482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50.52" table:style-name="ce14">
            <text:p>750.52</text:p>
          </table:table-cell>
          <table:table-cell office:value-type="float" office:value="0.2732" table:style-name="ce14">
            <text:p>0.2732</text:p>
          </table:table-cell>
          <table:table-cell office:value-type="float" office:value="247.76" table:style-name="ce14">
            <text:p>247.7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le</text:p>
          </table:table-cell>
          <table:table-cell office:value-type="string" table:style-name="ce9">
            <text:p><text:s/>His</text:p>
          </table:table-cell>
          <table:table-cell office:value-type="string" table:style-name="ce9">
            <text:p><text:s/>Tr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[C@@H](Cc1c[nH]cn1)C(N[C@@H](Cc1c[nH]c2c1cccc2)C(NCCSCc1cccc(CSCCC(N[C@H]2CC(NCCOCCOCCCCCCCl)=O)=O)n1)=O)=O)=O)NC2=O</text:p>
          </table:table-cell>
          <table:table-cell office:value-type="float" office:value="9.0829813291588906" table:style-name="ce12">
            <text:p>9.1</text:p>
          </table:table-cell>
          <table:table-cell office:value-type="float" office:value="1025.7" table:style-name="ce13">
            <text:p>1025.7</text:p>
          </table:table-cell>
          <table:table-cell office:value-type="float" office:value="2.6661000000000001" table:style-name="ce14">
            <text:p>2.6661</text:p>
          </table:table-cell>
          <table:table-cell office:value-type="float" office:value="-7.3739999999999997" table:style-name="ce14">
            <text:p>-7.374</text:p>
          </table:table-cell>
          <table:table-cell office:value-type="float" office:value="18" table:style-name="ce14">
            <text:p>18</text:p>
          </table:table-cell>
          <table:table-cell office:value-type="float" office:value="8" table:style-name="ce14">
            <text:p>8</text:p>
          </table:table-cell>
          <table:table-cell office:value-type="float" office:value="798.42" table:style-name="ce14">
            <text:p>798.42</text:p>
          </table:table-cell>
          <table:table-cell office:value-type="float" office:value="0.3155" table:style-name="ce14">
            <text:p>0.3155</text:p>
          </table:table-cell>
          <table:table-cell office:value-type="float" office:value="301.02" table:style-name="ce14">
            <text:p>301.02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sn</text:p>
          </table:table-cell>
          <table:table-cell office:value-type="string" table:style-name="ce9">
            <text:p><text:s/>Gly</text:p>
          </table:table-cell>
          <table:table-cell office:value-type="string" table:style-name="ce9">
            <text:p><text:s/>A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NC(C[C@@H](C(NCCSCc1cccc(CSCCC(N[C@@H](CC(NCCOCCOCCCCCCCl)=O)C(N(CC2)CCC2C(NC2)=O)=O)=O)n1)=O)NC2=O)=O</text:p>
          </table:table-cell>
          <table:table-cell office:value-type="float" office:value="9.7140673225598775" table:style-name="ce12">
            <text:p>9.7</text:p>
          </table:table-cell>
          <table:table-cell office:value-type="float" office:value="871.52" table:style-name="ce13">
            <text:p>871.52</text:p>
          </table:table-cell>
          <table:table-cell office:value-type="float" office:value="-0.2742" table:style-name="ce14">
            <text:p>-0.2742</text:p>
          </table:table-cell>
          <table:table-cell office:value-type="float" office:value="-4.5590000000000002" table:style-name="ce14">
            <text:p>-4.559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4">
            <text:p>6</text:p>
          </table:table-cell>
          <table:table-cell office:value-type="float" office:value="669.77" table:style-name="ce14">
            <text:p>669.77</text:p>
          </table:table-cell>
          <table:table-cell office:value-type="float" office:value="0.34839999999999999" table:style-name="ce14">
            <text:p>0.3484</text:p>
          </table:table-cell>
          <table:table-cell office:value-type="float" office:value="290.85000000000002" table:style-name="ce14">
            <text:p>290.85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D-Pip</text:p>
          </table:table-cell>
          <table:table-cell office:value-type="string" table:style-name="ce9">
            <text:p><text:s/>4amb</text:p>
          </table:table-cell>
          <table:table-cell office:value-type="string" table:style-name="ce9">
            <text:p><text:s/>I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C1)[C@H]1C(NCc(cc1)ccc1C(N(CC1)CCC1C(NCCSCc1cccc(CSCC2)n1)=O)=O)=O)=O)NC2=O)NCCOCCOCCCCCCCl</text:p>
          </table:table-cell>
          <table:table-cell office:value-type="float" office:value="16.484714135413739" table:style-name="ce12">
            <text:p>16.5</text:p>
          </table:table-cell>
          <table:table-cell office:value-type="float" office:value="944.66" table:style-name="ce13">
            <text:p>944.66</text:p>
          </table:table-cell>
          <table:table-cell office:value-type="float" office:value="3.6772999999999998" table:style-name="ce14">
            <text:p>3.6773</text:p>
          </table:table-cell>
          <table:table-cell office:value-type="float" office:value="-6.593" table:style-name="ce14">
            <text:p>-6.593</text:p>
          </table:table-cell>
          <table:table-cell office:value-type="float" office:value="15" table:style-name="ce14">
            <text:p>15</text:p>
          </table:table-cell>
          <table:table-cell office:value-type="float" office:value="4" table:style-name="ce14">
            <text:p>4</text:p>
          </table:table-cell>
          <table:table-cell office:value-type="float" office:value="729.88" table:style-name="ce14">
            <text:p>729.88</text:p>
          </table:table-cell>
          <table:table-cell office:value-type="float" office:value="0.27009" table:style-name="ce14">
            <text:p>0.27009</text:p>
          </table:table-cell>
          <table:table-cell office:value-type="float" office:value="238.97" table:style-name="ce14">
            <text:p>238.9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Tyr</text:p>
          </table:table-cell>
          <table:table-cell office:value-type="string" table:style-name="ce9">
            <text:p><text:s/>Nip</text:p>
          </table:table-cell>
          <table:table-cell office:value-type="string" table:style-name="ce9">
            <text:p><text:s/>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(CCC2)C[C@H]2C(N(CC2)[C@@H]2C(NCCSCc2cccc(CSCCC(N[C@H]3CC(NCCOCCOCCCCCCCl)=O)=O)n2)=O)=O)=O)NC3=O)cc1</text:p>
          </table:table-cell>
          <table:table-cell office:value-type="float" office:value="9.1154374161866443" table:style-name="ce12">
            <text:p>9.1</text:p>
          </table:table-cell>
          <table:table-cell office:value-type="float" office:value="946.63" table:style-name="ce13">
            <text:p>946.63</text:p>
          </table:table-cell>
          <table:table-cell office:value-type="float" office:value="2.6756000000000002" table:style-name="ce14">
            <text:p>2.6756</text:p>
          </table:table-cell>
          <table:table-cell office:value-type="float" office:value="-5.7089999999999996" table:style-name="ce14">
            <text:p>-5.709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4">
            <text:p>5</text:p>
          </table:table-cell>
          <table:table-cell office:value-type="float" office:value="721.21" table:style-name="ce14">
            <text:p>721.21</text:p>
          </table:table-cell>
          <table:table-cell office:value-type="float" office:value="0.29149999999999998" table:style-name="ce14">
            <text:p>0.2915</text:p>
          </table:table-cell>
          <table:table-cell office:value-type="float" office:value="259.2" table:style-name="ce14">
            <text:p>259.2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Sar</text:p>
          </table:table-cell>
          <table:table-cell office:value-type="string" table:style-name="ce9">
            <text:p><text:s/>Tyr</text:p>
          </table:table-cell>
          <table:table-cell office:value-type="string" table:style-name="ce9">
            <text:p><text:s/>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(C)CC(N[C@H]2Cc(cc3)ccc3O)=O)=O)=O)n1)=O)NC2=O</text:p>
          </table:table-cell>
          <table:table-cell office:value-type="float" office:value="12.933072687423831" table:style-name="ce12">
            <text:p>12.9</text:p>
          </table:table-cell>
          <table:table-cell office:value-type="float" office:value="894.55" table:style-name="ce13">
            <text:p>894.55</text:p>
          </table:table-cell>
          <table:table-cell office:value-type="float" office:value="1.405" table:style-name="ce14">
            <text:p>1.405</text:p>
          </table:table-cell>
          <table:table-cell office:value-type="float" office:value="-5.1390000000000002" table:style-name="ce14">
            <text:p>-5.139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4">
            <text:p>6</text:p>
          </table:table-cell>
          <table:table-cell office:value-type="float" office:value="692.59" table:style-name="ce14">
            <text:p>692.59</text:p>
          </table:table-cell>
          <table:table-cell office:value-type="float" office:value="0.31496000000000002" table:style-name="ce14">
            <text:p>0.31496</text:p>
          </table:table-cell>
          <table:table-cell office:value-type="float" office:value="267.99" table:style-name="ce14">
            <text:p>267.99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3Aze</text:p>
          </table:table-cell>
          <table:table-cell office:value-type="string" table:style-name="ce9">
            <text:p><text:s/>Phe</text:p>
          </table:table-cell>
          <table:table-cell office:value-type="string" table:style-name="ce9">
            <text:p><text:s/>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(C2)CC2C(N[C@H]2Cc3ccccc3)=O)=O)=O)n1)=O)NC2=O</text:p>
          </table:table-cell>
          <table:table-cell office:value-type="float" office:value="21.568122872555485" table:style-name="ce12">
            <text:p>21.6</text:p>
          </table:table-cell>
          <table:table-cell office:value-type="float" office:value="890.56" table:style-name="ce13">
            <text:p>890.56</text:p>
          </table:table-cell>
          <table:table-cell office:value-type="float" office:value="2.0627" table:style-name="ce14">
            <text:p>2.0627</text:p>
          </table:table-cell>
          <table:table-cell office:value-type="float" office:value="-5.7110000000000003" table:style-name="ce14">
            <text:p>-5.711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686.74" table:style-name="ce14">
            <text:p>686.74</text:p>
          </table:table-cell>
          <table:table-cell office:value-type="float" office:value="0.29857" table:style-name="ce14">
            <text:p>0.29857</text:p>
          </table:table-cell>
          <table:table-cell office:value-type="float" office:value="247.76" table:style-name="ce14">
            <text:p>247.76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Nip</text:p>
          </table:table-cell>
          <table:table-cell office:value-type="string" table:style-name="ce9">
            <text:p><text:s/>Leu</text:p>
          </table:table-cell>
          <table:table-cell office:value-type="string" table:style-name="ce9">
            <text:p><text:s/>Ty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[C@@H](Cc(cc1)ccc1O)C(NCCSCc1cccc(CSCCC(N[C@@H](CC(NCCOCCOCCCCCCCl)=O)C(N2C[C@@H]3CCC2)=O)=O)n1)=O)=O)NC3=O</text:p>
          </table:table-cell>
          <table:table-cell office:value-type="float" office:value="20.839109586177209" table:style-name="ce12">
            <text:p>20.8</text:p>
          </table:table-cell>
          <table:table-cell office:value-type="float" office:value="976.7" table:style-name="ce13">
            <text:p>976.7</text:p>
          </table:table-cell>
          <table:table-cell office:value-type="float" office:value="3.5280999999999998" table:style-name="ce14">
            <text:p>3.5281</text:p>
          </table:table-cell>
          <table:table-cell office:value-type="float" office:value="-6.6550000000000002" table:style-name="ce14">
            <text:p>-6.655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4">
            <text:p>6</text:p>
          </table:table-cell>
          <table:table-cell office:value-type="float" office:value="759.13" table:style-name="ce14">
            <text:p>759.13</text:p>
          </table:table-cell>
          <table:table-cell office:value-type="float" office:value="0.28736" table:style-name="ce14">
            <text:p>0.28736</text:p>
          </table:table-cell>
          <table:table-cell office:value-type="float" office:value="267.99" table:style-name="ce14">
            <text:p>267.99</text:p>
          </table:table-cell>
          <table:table-cell office:value-type="float" office:value="18" table:style-name="ce14">
            <text:p>18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Ser</text:p>
          </table:table-cell>
          <table:table-cell office:value-type="string" table:style-name="ce9">
            <text:p><text:s/>D-Ala</text:p>
          </table:table-cell>
          <table:table-cell office:value-type="string" table:style-name="ce9">
            <text:p><text:s/>Val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CSCc1cccc(CSCCC(N[C@@H](CC(NCCOCCOCCCCCCCl)=O)C(N[C@@H](CO)C(N[C@@H]2C)=O)=O)=O)n1)=O)NC2=O</text:p>
          </table:table-cell>
          <table:table-cell office:value-type="float" office:value="6.3789738278145336" table:style-name="ce12">
            <text:p>6.4</text:p>
          </table:table-cell>
          <table:table-cell office:value-type="float" office:value="846.51" table:style-name="ce13">
            <text:p>846.51</text:p>
          </table:table-cell>
          <table:table-cell office:value-type="float" office:value="0.14760000000000001" table:style-name="ce14">
            <text:p>0.1476</text:p>
          </table:table-cell>
          <table:table-cell office:value-type="float" office:value="-4.9630000000000001" table:style-name="ce14">
            <text:p>-4.963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657.49" table:style-name="ce14">
            <text:p>657.49</text:p>
          </table:table-cell>
          <table:table-cell office:value-type="float" office:value="0.34381" table:style-name="ce14">
            <text:p>0.34381</text:p>
          </table:table-cell>
          <table:table-cell office:value-type="float" office:value="276.77999999999997" table:style-name="ce14">
            <text:p>276.78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sn</text:p>
          </table:table-cell>
          <table:table-cell office:value-type="string" table:style-name="ce9">
            <text:p><text:s/>Nip</text:p>
          </table:table-cell>
          <table:table-cell office:value-type="string" table:style-name="ce9">
            <text:p><text:s/>Gly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1)CCC1C(N(CCC1)C[C@H]1C(NCC(NCCSCc1cccc(CSCC2)n1)=O)=O)=O)=O)NC2=O)NCCOCCOCCCCCCCl</text:p>
          </table:table-cell>
          <table:table-cell office:value-type="float" office:value="26.649700269302315" table:style-name="ce12">
            <text:p>26.6</text:p>
          </table:table-cell>
          <table:table-cell office:value-type="float" office:value="868.56" table:style-name="ce13">
            <text:p>868.56</text:p>
          </table:table-cell>
          <table:table-cell office:value-type="float" office:value="1.8487" table:style-name="ce14">
            <text:p>1.8487</text:p>
          </table:table-cell>
          <table:table-cell office:value-type="float" office:value="-4.8140000000000001" table:style-name="ce14">
            <text:p>-4.814</text:p>
          </table:table-cell>
          <table:table-cell office:value-type="float" office:value="15" table:style-name="ce14">
            <text:p>15</text:p>
          </table:table-cell>
          <table:table-cell office:value-type="float" office:value="4" table:style-name="ce14">
            <text:p>4</text:p>
          </table:table-cell>
          <table:table-cell office:value-type="float" office:value="670.12" table:style-name="ce14">
            <text:p>670.12</text:p>
          </table:table-cell>
          <table:table-cell office:value-type="float" office:value="0.29416999999999999" table:style-name="ce14">
            <text:p>0.29417</text:p>
          </table:table-cell>
          <table:table-cell office:value-type="float" office:value="238.97" table:style-name="ce14">
            <text:p>238.97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Phe</text:p>
          </table:table-cell>
          <table:table-cell office:value-type="string" table:style-name="ce9">
            <text:p><text:s/>3Aze</text:p>
          </table:table-cell>
          <table:table-cell office:value-type="string" table:style-name="ce9">
            <text:p><text:s/>Ni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@H](Cc1ccccc1)C(N(C1)CC1C(N(CCC1)C[C@H]1C(NCCSCc1cccc(CSCC2)n1)=O)=O)=O)=O)NC2=O)NCCOCCOCCCCCCCl</text:p>
          </table:table-cell>
          <table:table-cell office:value-type="float" office:value="16.491839234819679" table:style-name="ce12">
            <text:p>16.5</text:p>
          </table:table-cell>
          <table:table-cell office:value-type="float" office:value="930.63" table:style-name="ce13">
            <text:p>930.63</text:p>
          </table:table-cell>
          <table:table-cell office:value-type="float" office:value="2.9659" table:style-name="ce14">
            <text:p>2.9659</text:p>
          </table:table-cell>
          <table:table-cell office:value-type="float" office:value="-5.7869999999999999" table:style-name="ce14">
            <text:p>-5.787</text:p>
          </table:table-cell>
          <table:table-cell office:value-type="float" office:value="15" table:style-name="ce14">
            <text:p>15</text:p>
          </table:table-cell>
          <table:table-cell office:value-type="float" office:value="4" table:style-name="ce14">
            <text:p>4</text:p>
          </table:table-cell>
          <table:table-cell office:value-type="float" office:value="714.86" table:style-name="ce14">
            <text:p>714.86</text:p>
          </table:table-cell>
          <table:table-cell office:value-type="float" office:value="0.27576000000000001" table:style-name="ce14">
            <text:p>0.27576</text:p>
          </table:table-cell>
          <table:table-cell office:value-type="float" office:value="238.97" table:style-name="ce14">
            <text:p>238.97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4amb</text:p>
          </table:table-cell>
          <table:table-cell office:value-type="string" table:style-name="ce9">
            <text:p><text:s/>Nip</text:p>
          </table:table-cell>
          <table:table-cell office:value-type="string" table:style-name="ce9">
            <text:p><text:s/>b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cc1)ccc1C(N(CCC1)C[C@H]1C(NCCC(NCCSCc1cccc(CSCC2)n1)=O)=O)=O)=O)NC2=O)NCCOCCOCCCCCCCl</text:p>
          </table:table-cell>
          <table:table-cell office:value-type="float" office:value="15.659339744219906" table:style-name="ce12">
            <text:p>15.7</text:p>
          </table:table-cell>
          <table:table-cell office:value-type="float" office:value="904.59" table:style-name="ce13">
            <text:p>904.59</text:p>
          </table:table-cell>
          <table:table-cell office:value-type="float" office:value="2.8138000000000001" table:style-name="ce14">
            <text:p>2.8138</text:p>
          </table:table-cell>
          <table:table-cell office:value-type="float" office:value="-6.1909999999999998" table:style-name="ce14">
            <text:p>-6.191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04.52" table:style-name="ce14">
            <text:p>704.52</text:p>
          </table:table-cell>
          <table:table-cell office:value-type="float" office:value="0.29104000000000002" table:style-name="ce14">
            <text:p>0.29104</text:p>
          </table:table-cell>
          <table:table-cell office:value-type="float" office:value="247.76" table:style-name="ce14">
            <text:p>247.7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NMeAla</text:p>
          </table:table-cell>
          <table:table-cell office:value-type="string" table:style-name="ce9">
            <text:p><text:s/>Asn</text:p>
          </table:table-cell>
          <table:table-cell office:value-type="string" table:style-name="ce9">
            <text:p><text:s/>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(C)[C@@H](C)C(N[C@H]2CC(N)=O)=O)=O)=O)n1)=O)NC2=O</text:p>
          </table:table-cell>
          <table:table-cell office:value-type="float" office:value="12.446057363611807" table:style-name="ce12">
            <text:p>12.4</text:p>
          </table:table-cell>
          <table:table-cell office:value-type="float" office:value="859.51" table:style-name="ce13">
            <text:p>859.51</text:p>
          </table:table-cell>
          <table:table-cell office:value-type="float" office:value="-0.55159999999999998" table:style-name="ce14">
            <text:p>-0.5516</text:p>
          </table:table-cell>
          <table:table-cell office:value-type="float" office:value="-4.4989999999999997" table:style-name="ce14">
            <text:p>-4.499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4">
            <text:p>6</text:p>
          </table:table-cell>
          <table:table-cell office:value-type="float" office:value="663.75" table:style-name="ce14">
            <text:p>663.75</text:p>
          </table:table-cell>
          <table:table-cell office:value-type="float" office:value="0.35155999999999998" table:style-name="ce14">
            <text:p>0.35156</text:p>
          </table:table-cell>
          <table:table-cell office:value-type="float" office:value="290.85000000000002" table:style-name="ce14">
            <text:p>290.85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5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2Achc</text:p>
          </table:table-cell>
          <table:table-cell office:value-type="string" table:style-name="ce9">
            <text:p><text:s/>bAla</text:p>
          </table:table-cell>
          <table:table-cell office:value-type="string" table:style-name="ce9">
            <text:p><text:s/>3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H](CCCC1)[C@@H]1C(NCCC(N(C1)CC1C(NCCSCc1cccc(CSCC2)n1)=O)=O)=O)=O)NC2=O)NCCOCCOCCCCCCCl</text:p>
          </table:table-cell>
          <table:table-cell office:value-type="float" office:value="18.051561293350332" table:style-name="ce12">
            <text:p>18.1</text:p>
          </table:table-cell>
          <table:table-cell office:value-type="float" office:value="868.56" table:style-name="ce13">
            <text:p>868.56</text:p>
          </table:table-cell>
          <table:table-cell office:value-type="float" office:value="1.7753000000000001" table:style-name="ce14">
            <text:p>1.7753</text:p>
          </table:table-cell>
          <table:table-cell office:value-type="float" office:value="-5.524" table:style-name="ce14">
            <text:p>-5.524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670.02" table:style-name="ce14">
            <text:p>670.02</text:p>
          </table:table-cell>
          <table:table-cell office:value-type="float" office:value="0.30602000000000001" table:style-name="ce14">
            <text:p>0.30602</text:p>
          </table:table-cell>
          <table:table-cell office:value-type="float" office:value="247.76" table:style-name="ce14">
            <text:p>247.76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sn</text:p>
          </table:table-cell>
          <table:table-cell office:value-type="string" table:style-name="ce9">
            <text:p><text:s/>bAla</text:p>
          </table:table-cell>
          <table:table-cell office:value-type="string" table:style-name="ce9">
            <text:p><text:s/>Th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CCSCc1cccc(CSCCC(N[C@@H](CC(NCCOCCOCCCCCCCl)=O)C(N(CC2)CCC2C(NCC2)=O)=O)=O)n1)=O)NC2=O)O</text:p>
          </table:table-cell>
          <table:table-cell office:value-type="float" office:value="13.796392217631464" table:style-name="ce12">
            <text:p>13.8</text:p>
          </table:table-cell>
          <table:table-cell office:value-type="float" office:value="872.55" table:style-name="ce13">
            <text:p>872.55</text:p>
          </table:table-cell>
          <table:table-cell office:value-type="float" office:value="0.83250000000000002" table:style-name="ce14">
            <text:p>0.8325</text:p>
          </table:table-cell>
          <table:table-cell office:value-type="float" office:value="-4.8789999999999996" table:style-name="ce14">
            <text:p>-4.879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4">
            <text:p>6</text:p>
          </table:table-cell>
          <table:table-cell office:value-type="float" office:value="674.61" table:style-name="ce14">
            <text:p>674.61</text:p>
          </table:table-cell>
          <table:table-cell office:value-type="float" office:value="0.32335999999999998" table:style-name="ce14">
            <text:p>0.32336</text:p>
          </table:table-cell>
          <table:table-cell office:value-type="float" office:value="267.99" table:style-name="ce14">
            <text:p>267.99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le</text:p>
          </table:table-cell>
          <table:table-cell office:value-type="string" table:style-name="ce9">
            <text:p><text:s/>4amb</text:p>
          </table:table-cell>
          <table:table-cell office:value-type="string" table:style-name="ce9">
            <text:p><text:s/>Sa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Cc(cc1)ccc1C(N(C)CC(NCCSCc1cccc(CSCCC(N[C@H]2CC(NCCOCCOCCCCCCCl)=O)=O)n1)=O)=O)=O)NC2=O</text:p>
          </table:table-cell>
          <table:table-cell office:value-type="float" office:value="12.233378035460177" table:style-name="ce12">
            <text:p>12.2</text:p>
          </table:table-cell>
          <table:table-cell office:value-type="float" office:value="906.61" table:style-name="ce13">
            <text:p>906.61</text:p>
          </table:table-cell>
          <table:table-cell office:value-type="float" office:value="2.8498000000000001" table:style-name="ce14">
            <text:p>2.8498</text:p>
          </table:table-cell>
          <table:table-cell office:value-type="float" office:value="-6.1829999999999998" table:style-name="ce14">
            <text:p>-6.183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12.26" table:style-name="ce14">
            <text:p>712.26</text:p>
          </table:table-cell>
          <table:table-cell office:value-type="float" office:value="0.28787000000000001" table:style-name="ce14">
            <text:p>0.28787</text:p>
          </table:table-cell>
          <table:table-cell office:value-type="float" office:value="247.76" table:style-name="ce14">
            <text:p>247.76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cAcha</text:p>
          </table:table-cell>
          <table:table-cell office:value-type="string" table:style-name="ce9">
            <text:p><text:s/>2Achc</text:p>
          </table:table-cell>
          <table:table-cell office:value-type="string" table:style-name="ce9">
            <text:p><text:s/>Val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CSCc1cccc(CSCCC(N[C@@H](CC(NCCOCCOCCCCCCCl)=O)C(NC(CC2)CCC2CC(N[C@H]2[C@H]3CCCC2)=O)=O)=O)n1)=O)NC3=O</text:p>
          </table:table-cell>
          <table:table-cell office:value-type="float" office:value="5.8626454140714017" table:style-name="ce12">
            <text:p>5.9</text:p>
          </table:table-cell>
          <table:table-cell office:value-type="float" office:value="952.72" table:style-name="ce13">
            <text:p>952.72</text:p>
          </table:table-cell>
          <table:table-cell office:value-type="float" office:value="3.6475" table:style-name="ce14">
            <text:p>3.6475</text:p>
          </table:table-cell>
          <table:table-cell office:value-type="float" office:value="-7.8520000000000003" table:style-name="ce14">
            <text:p>-7.852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746.96" table:style-name="ce14">
            <text:p>746.96</text:p>
          </table:table-cell>
          <table:table-cell office:value-type="float" office:value="0.28509000000000001" table:style-name="ce14">
            <text:p>0.28509</text:p>
          </table:table-cell>
          <table:table-cell office:value-type="float" office:value="256.55" table:style-name="ce14">
            <text:p>256.55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bAla</text:p>
          </table:table-cell>
          <table:table-cell office:value-type="string" table:style-name="ce9">
            <text:p><text:s/>Isn</text:p>
          </table:table-cell>
          <table:table-cell office:value-type="string" table:style-name="ce9">
            <text:p><text:s/>Ph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C(N(CC1)CCC1C(N[C@@H](Cc1ccccc1)C(NCCSCc1cccc(CSCC2)n1)=O)=O)=O)=O)NC2=O)NCCOCCOCCCCCCCl</text:p>
          </table:table-cell>
          <table:table-cell office:value-type="float" office:value="16.158440261686025" table:style-name="ce12">
            <text:p>16.2</text:p>
          </table:table-cell>
          <table:table-cell office:value-type="float" office:value="918.62" table:style-name="ce13">
            <text:p>918.62</text:p>
          </table:table-cell>
          <table:table-cell office:value-type="float" office:value="2.8418000000000001" table:style-name="ce14">
            <text:p>2.8418</text:p>
          </table:table-cell>
          <table:table-cell office:value-type="float" office:value="-6.1429999999999998" table:style-name="ce14">
            <text:p>-6.143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17.02" table:style-name="ce14">
            <text:p>717.02</text:p>
          </table:table-cell>
          <table:table-cell office:value-type="float" office:value="0.28595999999999999" table:style-name="ce14">
            <text:p>0.28596</text:p>
          </table:table-cell>
          <table:table-cell office:value-type="float" office:value="247.76" table:style-name="ce14">
            <text:p>247.76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4amb</text:p>
          </table:table-cell>
          <table:table-cell office:value-type="string" table:style-name="ce9">
            <text:p><text:s/>bAla</text:p>
          </table:table-cell>
          <table:table-cell office:value-type="string" table:style-name="ce9">
            <text:p><text:s/>4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(cc1)ccc1C(NCCC(NCc(cc1)ccc1C(NCCSCc1cccc(CSCC2)n1)=O)=O)=O)=O)NC2=O)NCCOCCOCCCCCCCl</text:p>
          </table:table-cell>
          <table:table-cell office:value-type="float" office:value="10.235695099053572" table:style-name="ce12">
            <text:p>10.2</text:p>
          </table:table-cell>
          <table:table-cell office:value-type="float" office:value="926.6" table:style-name="ce13">
            <text:p>926.6</text:p>
          </table:table-cell>
          <table:table-cell office:value-type="float" office:value="3.3245" table:style-name="ce14">
            <text:p>3.3245</text:p>
          </table:table-cell>
          <table:table-cell office:value-type="float" office:value="-7.298" table:style-name="ce14">
            <text:p>-7.298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725.16" table:style-name="ce14">
            <text:p>725.16</text:p>
          </table:table-cell>
          <table:table-cell office:value-type="float" office:value="0.29365999999999998" table:style-name="ce14">
            <text:p>0.29366</text:p>
          </table:table-cell>
          <table:table-cell office:value-type="float" office:value="256.55" table:style-name="ce14">
            <text:p>256.55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Sar</text:p>
          </table:table-cell>
          <table:table-cell office:value-type="string" table:style-name="ce9">
            <text:p><text:s/>Val</text:p>
          </table:table-cell>
          <table:table-cell office:value-type="string" table:style-name="ce9">
            <text:p><text:s/>cAch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C(CC1)CCC1CC(NCCSCc1cccc(CSCCC(N[C@@H](CC(NCCOCCOCCCCCCCl)=O)C(N(C)C2)=O)=O)n1)=O)=O)NC2=O</text:p>
          </table:table-cell>
          <table:table-cell office:value-type="float" office:value="16.203971970844982" table:style-name="ce12">
            <text:p>16.2</text:p>
          </table:table-cell>
          <table:table-cell office:value-type="float" office:value="898.63" table:style-name="ce13">
            <text:p>898.63</text:p>
          </table:table-cell>
          <table:table-cell office:value-type="float" office:value="2.4952999999999999" table:style-name="ce14">
            <text:p>2.4953</text:p>
          </table:table-cell>
          <table:table-cell office:value-type="float" office:value="-6.056" table:style-name="ce14">
            <text:p>-6.056</text:p>
          </table:table-cell>
          <table:table-cell office:value-type="float" office:value="15" table:style-name="ce14">
            <text:p>15</text:p>
          </table:table-cell>
          <table:table-cell office:value-type="float" office:value="5" table:style-name="ce14">
            <text:p>5</text:p>
          </table:table-cell>
          <table:table-cell office:value-type="float" office:value="705.28" table:style-name="ce14">
            <text:p>705.28</text:p>
          </table:table-cell>
          <table:table-cell office:value-type="float" office:value="0.29071999999999998" table:style-name="ce14">
            <text:p>0.29072</text:p>
          </table:table-cell>
          <table:table-cell office:value-type="float" office:value="247.76" table:style-name="ce14">
            <text:p>247.76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17">
            <text:p>Mpa</text:p>
          </table:table-cell>
          <table:table-cell office:value-type="string" table:style-name="ce18">
            <text:p>Asp(CAPA)</text:p>
          </table:table-cell>
          <table:table-cell office:value-type="string" table:style-name="ce18">
            <text:p>2Achc</text:p>
          </table:table-cell>
          <table:table-cell office:value-type="string" table:style-name="ce18">
            <text:p><text:s/>Aze</text:p>
          </table:table-cell>
          <table:table-cell office:value-type="string" table:style-name="ce18">
            <text:p><text:s/>D-Pro</text:p>
          </table:table-cell>
          <table:table-cell office:value-type="string" table:style-name="ce19">
            <text:p>Res1</text:p>
          </table:table-cell>
          <table:table-cell office:value-type="string" table:style-name="ce16">
            <text:p>L4</text:p>
          </table:table-cell>
          <table:table-cell office:value-type="string" table:style-name="ce20">
            <text:p>O=C(C[C@@H](C(N[C@H](CCCC1)[C@@H]1C(N(CC1)[C@@H]1C(N(CCC1)[C@H]1C(NCCSCc1cccc(CSCC2)n1)=O)=O)=O)=O)NC2=O)NCCOCCOCCCCCCCl</text:p>
          </table:table-cell>
          <table:table-cell office:value-type="float" office:value="27.926543525950549" table:style-name="ce21">
            <text:p>27.9</text:p>
          </table:table-cell>
          <table:table-cell office:value-type="float" office:value="894.6" table:style-name="ce22">
            <text:p>894.6</text:p>
          </table:table-cell>
          <table:table-cell office:value-type="float" office:value="2.3521999999999998" table:style-name="ce23">
            <text:p>2.3522</text:p>
          </table:table-cell>
          <table:table-cell office:value-type="float" office:value="-5.8739999999999997" table:style-name="ce23">
            <text:p>-5.874</text:p>
          </table:table-cell>
          <table:table-cell office:value-type="float" office:value="15" table:style-name="ce23">
            <text:p>15</text:p>
          </table:table-cell>
          <table:table-cell office:value-type="float" office:value="4" table:style-name="ce23">
            <text:p>4</text:p>
          </table:table-cell>
          <table:table-cell office:value-type="float" office:value="681.62" table:style-name="ce23">
            <text:p>681.62</text:p>
          </table:table-cell>
          <table:table-cell office:value-type="float" office:value="0.28921000000000002" table:style-name="ce23">
            <text:p>0.28921</text:p>
          </table:table-cell>
          <table:table-cell office:value-type="float" office:value="238.97" table:style-name="ce23">
            <text:p>238.97</text:p>
          </table:table-cell>
          <table:table-cell office:value-type="float" office:value="14" table:style-name="ce23">
            <text:p>14</text:p>
          </table:table-cell>
          <table:table-cell office:value-type="float" office:value="6" table:style-name="ce24">
            <text:p>6</text:p>
          </table:table-cell>
          <table:table-cell table:number-columns-repeated="16365"/>
        </table:table-row>
        <table:table-row table:number-rows-repeated="10484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Heinis Christian</meta:initial-creator>
    <dc:creator>Heinis Christian</dc:creator>
    <meta:creation-date>2023-11-21T18:34:06Z</meta:creation-date>
    <dc:date>2023-11-21T18:36:13Z</dc:date>
  </office:meta>
</office:document-meta>
</file>